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10" style:family="text">
      <style:text-properties fo:font-size="14pt" fo:language="uk" fo:country="UA" style:font-size-asian="14pt"/>
    </style:style>
    <style:style style:name="T11" style:family="text">
      <style:text-properties fo:font-size="14pt" fo:language="uk" fo:country="UA" style:font-size-asian="14pt" style:font-style-complex="italic"/>
    </style:style>
    <style:style style:name="T12" style:family="text">
      <style:text-properties fo:font-size="14pt" fo:language="uk" fo:country="UA" fo:font-weight="bold" style:font-size-asian="14pt" style:font-weight-asian="bold"/>
    </style:style>
    <style:style style:name="T13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4" style:family="text">
      <style:text-properties fo:font-size="14pt" fo:language="uk" fo:country="UA" fo:font-weight="bold" style:font-size-asian="14pt" style:font-weight-asian="bold" style:font-weight-complex="bold"/>
    </style:style>
    <style:style style:name="T15" style:family="text">
      <style:text-properties fo:font-size="14pt" fo:language="uk" fo:country="UA" fo:font-style="normal" style:font-size-asian="14pt" style:font-style-asian="normal" style:font-style-complex="normal"/>
    </style:style>
    <style:style style:name="T16" style:family="text">
      <style:text-properties fo:font-size="14pt" fo:language="uk" fo:country="UA" fo:font-style="normal" style:font-size-asian="14pt" style:font-style-asian="normal" style:font-style-complex="italic"/>
    </style:style>
    <style:style style:name="T17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8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19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20" style:family="text">
      <style:text-properties fo:font-size="14pt" fo:language="uk" fo:country="UA" fo:font-weight="normal" style:font-size-asian="14pt" style:font-weight-asian="normal" style:font-weight-complex="normal"/>
    </style:style>
    <style:style style:name="T21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22" style:family="text">
      <style:text-properties fo:font-size="14pt" fo:language="ru" fo:country="RU" style:font-size-asian="14pt"/>
    </style:style>
    <style:style style:name="T23" style:family="text">
      <style:text-properties fo:font-size="14pt" fo:language="ru" fo:country="RU" style:font-size-asian="14pt" style:font-style-complex="italic"/>
    </style:style>
    <style:style style:name="T24" style:family="text">
      <style:text-properties fo:font-size="14pt" fo:language="ru" fo:country="RU" fo:font-style="italic" style:font-size-asian="14pt" style:font-style-asian="italic"/>
    </style:style>
    <style:style style:name="T25" style:family="text">
      <style:text-properties fo:font-size="14pt" fo:language="ru" fo:country="RU" fo:font-style="italic" style:font-size-asian="14pt" style:font-style-asian="italic" style:font-style-complex="italic"/>
    </style:style>
    <style:style style:name="T26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27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fo:language="en" fo:country="US" fo:font-style="italic" style:font-size-asian="14pt" style:font-style-asian="italic"/>
    </style:style>
    <style:style style:name="T30" style:family="text">
      <style:text-properties fo:font-size="14pt" fo:language="en" fo:country="US" fo:font-style="italic" style:font-size-asian="14pt" style:font-style-asian="italic" style:font-style-complex="italic"/>
    </style:style>
    <style:style style:name="T31" style:family="text">
      <style:text-properties fo:font-size="14pt" fo:language="en" fo:country="US" fo:font-style="normal" style:font-size-asian="14pt" style:font-style-asian="normal" style:font-style-complex="normal"/>
    </style:style>
    <style:style style:name="T32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33" style:family="text">
      <style:text-properties fo:text-transform="uppercase" fo:font-size="14pt" fo:language="uk" fo:country="UA" fo:font-weight="bold" style:font-size-asian="14pt" style:font-weight-asian="bold"/>
    </style:style>
    <style:style style:name="T34" style:family="text">
      <style:text-properties fo:text-transform="uppercase" fo:font-size="14pt" fo:language="uk" fo:country="UA" fo:font-weight="bold" style:font-size-asian="14pt" style:font-weight-asian="bold" style:font-style-complex="italic" style:font-weight-complex="bold"/>
    </style:style>
    <style:style style:name="T35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36" style:family="text">
      <style:text-properties fo:text-transform="uppercase" fo:font-size="14pt" fo:language="uk" fo:country="UA" style:font-size-asian="14pt"/>
    </style:style>
    <style:style style:name="T37" style:family="text">
      <style:text-properties fo:text-transform="uppercase" fo:font-size="14pt" fo:language="ru" fo:country="RU" fo:font-weight="bold" style:font-size-asian="14pt" style:font-weight-asian="bold"/>
    </style:style>
    <style:style style:name="T38" style:family="text">
      <style:text-properties fo:text-transform="uppercase" fo:color="#000000" style:font-name="Times New Roman" fo:letter-spacing="normal" fo:language="uk" fo:country="UA" fo:font-style="italic" fo:font-weight="normal" style:font-style-asian="italic" style:font-weight-asian="normal" style:font-weight-complex="normal"/>
    </style:style>
    <style:style style:name="T39" style:family="text">
      <style:text-properties fo:text-transform="uppercase" fo:language="uk" fo:country="UA" fo:font-weight="bold" style:font-weight-asian="bold"/>
    </style:style>
    <style:style style:name="T40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41" style:family="text">
      <style:text-properties fo:text-transform="uppercase" fo:language="uk" fo:country="UA" fo:font-weight="bold" style:font-weight-asian="bold" style:font-weight-complex="bold"/>
    </style:style>
    <style:style style:name="T42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43" style:family="text">
      <style:text-properties fo:text-transform="uppercase" fo:language="uk" fo:country="UA" style:font-style-complex="italic"/>
    </style:style>
    <style:style style:name="T44" style:family="text">
      <style:text-properties fo:text-transform="uppercase" style:font-name="Times New Roman" fo:font-size="14pt" fo:language="uk" fo:country="UA" fo:font-weight="bold" style:font-size-asian="14pt" style:font-weight-asian="bold"/>
    </style:style>
    <style:style style:name="T45" style:family="text">
      <style:text-properties fo:text-transform="uppercase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fo:font-size="14pt" fo:language="uk" fo:country="UA" style:font-size-asian="14pt"/>
    </style:style>
    <style:style style:name="T48" style:family="text">
      <style:text-properties style:font-name="Times New Roman" fo:font-size="14pt" fo:language="uk" fo:country="UA" style:font-size-asian="14pt" style:font-style-complex="italic"/>
    </style:style>
    <style:style style:name="T49" style:family="text"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50" style:family="text">
      <style:text-properties style:font-name="Times New Roman" fo:font-size="14pt" fo:language="uk" fo:country="UA" fo:font-style="italic" style:font-size-asian="14pt" style:font-style-asian="italic"/>
    </style:style>
    <style:style style:name="T51" style:family="text"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T52" style:family="text">
      <style:text-properties style:font-name="Times New Roman" fo:font-size="14pt" fo:language="uk" fo:country="UA" fo:font-weight="normal" style:font-size-asian="14pt" style:font-weight-asian="normal" style:font-style-complex="italic" style:font-weight-complex="normal"/>
    </style:style>
    <style:style style:name="T53" style:family="text">
      <style:text-properties style:font-name="Times New Roman" fo:language="uk" fo:country="UA"/>
    </style:style>
    <style:style style:name="T54" style:family="text">
      <style:text-properties style:font-name="Times New Roman" fo:language="uk" fo:country="UA" fo:font-style="italic" style:font-style-asian="italic"/>
    </style:style>
    <style:style style:name="T55" style:family="text">
      <style:text-properties style:font-name="Times New Roman" fo:language="uk" fo:country="UA" fo:font-style="italic" fo:font-weight="bold" style:font-style-asian="italic" style:font-weight-asian="bold"/>
    </style:style>
    <style:style style:name="T56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57" style:family="text">
      <style:text-properties style:font-name="Times New Roman" fo:font-weight="bold" style:font-weight-asian="bold" style:font-weight-complex="bold"/>
    </style:style>
    <style:style style:name="T58" style:family="text">
      <style:text-properties fo:font-variant="normal" fo:text-transform="none" fo:color="#000000" style:font-name="Times New Roman" fo:letter-spacing="normal" fo:language="uk" fo:country="UA" fo:font-style="italic" style:font-style-asian="italic"/>
    </style:style>
    <style:style style:name="T59" style:family="text">
      <style:text-properties fo:font-variant="normal" fo:text-transform="none" fo:color="#000000" fo:letter-spacing="normal" fo:language="uk" fo:country="UA" fo:font-style="normal" style:font-style-complex="italic"/>
    </style:style>
    <style:style style:name="T60" style:family="text">
      <style:text-properties fo:font-variant="normal" fo:text-transform="none" fo:color="#000000" fo:letter-spacing="normal" fo:font-style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language="uk" fo:country="UA"/>
    </style:style>
    <style:style style:name="T63" style:family="text">
      <style:text-properties fo:language="uk" fo:country="UA" fo:font-style="italic" style:font-style-asian="italic"/>
    </style:style>
    <style:style style:name="T64" style:family="text">
      <style:text-properties fo:language="uk" fo:country="UA" fo:font-style="italic" style:font-style-asian="italic" style:font-style-complex="italic"/>
    </style:style>
    <style:style style:name="T65" style:family="text">
      <style:text-properties fo:language="uk" fo:country="UA" fo:font-style="italic" fo:font-weight="bold" style:font-style-asian="italic" style:font-weight-asian="bold"/>
    </style:style>
    <style:style style:name="T66" style:family="text">
      <style:text-properties fo:language="uk" fo:country="UA" fo:font-weight="bold" style:font-weight-asian="bold"/>
    </style:style>
    <style:style style:name="T67" style:family="text">
      <style:text-properties fo:language="uk" fo:country="UA" fo:font-weight="bold" style:font-weight-asian="bold" style:font-style-complex="italic" style:font-weight-complex="bold"/>
    </style:style>
    <style:style style:name="T68" style:family="text">
      <style:text-properties fo:language="uk" fo:country="UA" style:font-style-complex="italic"/>
    </style:style>
    <style:style style:name="T69" style:family="text">
      <style:text-properties fo:language="uk" fo:country="UA" style:font-weight-asian="normal" style:font-style-complex="italic" style:font-weight-complex="normal"/>
    </style:style>
    <style:style style:name="T70" style:family="text">
      <style:text-properties fo:language="uk" fo:country="UA" fo:font-weight="normal" style:font-weight-asian="normal" style:font-style-complex="italic" style:font-weight-complex="normal"/>
    </style:style>
    <style:style style:name="T71" style:family="text">
      <style:text-properties fo:language="ru" fo:country="RU" fo:font-style="italic" style:font-style-asian="italic"/>
    </style:style>
    <style:style style:name="T72" style:family="text">
      <style:text-properties fo:language="en" fo:country="US" fo:font-style="italic" style:font-style-asian="italic"/>
    </style:style>
    <style:style style:name="T73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9">БасамА</text:span><text:span text:style-name="T40"></text:span><text:span text:style-name="T39">нити</text:span><text:span text:style-name="T62">, -ню, -ниш, дієсл., </text:span><text:span text:style-name="T63">недок., перех., інд.-авт.</text:span><text:span text:style-name="T71">,</text:span><text:span text:style-name="T63"> </text:span><text:span text:style-name="T72">[1].</text:span><text:span text:style-name="T66"> </text:span><text:span text:style-name="T62">Дієслово до </text:span><text:span text:style-name="T66">басама</text:span><text:span text:style-name="T67"></text:span><text:span text:style-name="T66">н.</text:span></text:p>
      <text:p text:style-name="P7"><text:span text:style-name="T41">БасамА</text:span><text:span text:style-name="T40"></text:span><text:span text:style-name="T41">н,</text:span> у, ч., розм. Смуга на тілі від удару. (СУМ-1:109);</text:p>
      <text:p text:style-name="P10"><text:span text:style-name="T63">Гойдається вечора зламана віть,/ і синню тяжкою в осінній пожежі/ мій дух </text:span><text:span text:style-name="T65">басаманить.</text:span><text:span text:style-name="T66"> </text:span><text:span text:style-name="T62">(П-1:27).</text:span></text:p>
      <text:p text:style-name="P12"/>
      <text:p text:style-name="P10"><text:span text:style-name="T39">БІ</text:span><text:span text:style-name="T40"></text:span><text:span text:style-name="T39">ЛЬ-</text:span><text:span text:style-name="T41">ЖАДА</text:span><text:span text:style-name="T40"></text:span><text:span text:style-name="T62">, -и</text:span><text:span text:style-name="T40"></text:span><text:span text:style-name="T62">, </text:span><text:span text:style-name="T63">ім., ж., інд.-авт., </text:span><text:span text:style-name="T72">[</text:span><text:span text:style-name="T63">9</text:span><text:span text:style-name="T72">]</text:span><text:span text:style-name="T63">.</text:span><text:span text:style-name="T64"> </text:span><text:span text:style-name="T68"><text:s/>Похідне від </text:span><text:span text:style-name="T67">біль</text:span><text:span text:style-name="T68"> і </text:span><text:span text:style-name="T67">жада</text:span><text:span text:style-name="T68">.</text:span></text:p>
      <text:p text:style-name="P8"><text:span text:style-name="T61">БІЛЬ,</text:span><text:span text:style-name="T73"> бо</text:span><text:span text:style-name="T67"></text:span><text:span text:style-name="T73">лю, ч. Відчуття фізичного страждання; в</text:span><text:span text:style-name="T60">ідчуття прикрості, образи, смутку. </text:span><text:span text:style-name="T73">(СУМ-1:186);</text:span></text:p>
      <text:p text:style-name="P7"><text:span text:style-name="T61">ЖАДА</text:span><text:span text:style-name="T67"></text:span><text:span text:style-name="T61">,</text:span> и<text:span text:style-name="T67"></text:span>, ж., діал. Жага (у 1, 2 знач.). (СУМ-2:501);</text:p>
      <text:p text:style-name="P7"><text:span text:style-name="T57">ЖАГА</text:span><text:span text:style-name="T56"></text:span><text:span text:style-name="T46">, и</text:span><text:span text:style-name="T56"></text:span><text:span text:style-name="T46">, ч. 1. Вел</text:span>ике бажання пити; спрага. 2. перен. Велике, нестримне бажання чого-небудь. (СУМ-2:500);</text:p>
      <text:p text:style-name="P11"><text:span text:style-name="T58">Рі</text:span><text:span text:style-name="T38"></text:span><text:span text:style-name="T54">чки</text:span><text:span text:style-name="T54"> те</text:span><text:span text:style-name="T54">пла ковбаня,/ літеплена вода./ Ось тобі, сну – смеркання,/ спогад твій – </text:span><text:span text:style-name="T55">біль-жада</text:span><text:span text:style-name="T54">.</text:span><text:span text:style-name="T53"> (П-2:28).</text:span></text:p>
      <text:p text:style-name="P12"/>
      <text:p text:style-name="P1"><text:span text:style-name="T33">Біль-самотА</text:span><text:span text:style-name="T10">, -и</text:span><text:span text:style-name="T33"></text:span><text:span text:style-name="T10">, </text:span><text:span text:style-name="T1">ім., ж., інд.-авт., </text:span><text:span text:style-name="T29">[</text:span><text:span text:style-name="T1">9</text:span><text:span text:style-name="T29">]</text:span><text:span text:style-name="T1">.</text:span><text:span text:style-name="T2"> </text:span><text:span text:style-name="T11"><text:s/>Похідне від </text:span><text:span text:style-name="T13">біль</text:span><text:span text:style-name="T11"> і </text:span><text:span text:style-name="T13">самотá</text:span><text:span text:style-name="T11">.</text:span></text:p>
      <text:p text:style-name="P8"><text:span text:style-name="T67">БІЛЬ,</text:span><text:span text:style-name="T69"> бо</text:span><text:span text:style-name="T67"></text:span><text:span text:style-name="T69">лю, ч. Відчуття фізичного страждання; в</text:span><text:span text:style-name="T59">ідчуття прикрості, образи, смутку. </text:span><text:span text:style-name="T69">(СУМ-1:186);</text:span></text:p>
      <text:p text:style-name="P9"><text:span text:style-name="T43">самотА</text:span><text:span text:style-name="T68">, </text:span><text:span text:style-name="T70">-и</text:span><text:span text:style-name="T42"></text:span><text:span text:style-name="T70">, ж. Стан за знач. </text:span><text:span text:style-name="T68">самі</text:span><text:span text:style-name="T43"></text:span><text:span text:style-name="T68">тни</text:span><text:span text:style-name="T43"></text:span><text:span text:style-name="T68">й, само</text:span><text:span text:style-name="T43"></text:span><text:span text:style-name="T68">тній; </text:span><text:span text:style-name="T70">самотність. Гостре відчуття відокремленості, ізольованості від кого-, чого-небудь. (СУМ-9:47);</text:span></text:p>
      <text:p text:style-name="P1"><text:span text:style-name="T1">…і вже ти, як цятка, і вже над пітьмою/ спалахуєш зойками </text:span><text:span text:style-name="T5">біль-самоти</text:span><text:span text:style-name="T1">.</text:span><text:span text:style-name="T10"> (П-2:18).</text:span></text:p>
      <text:p text:style-name="P12"/>
      <text:p text:style-name="P1"><text:span text:style-name="T33">Вичамрілий</text:span><text:span text:style-name="T10">, -а, -е, </text:span><text:span text:style-name="T1">інд.-авт., [1].</text:span><text:span text:style-name="T2"> </text:span><text:span text:style-name="T10"><text:s/>Дієпр. пас. мин. ч. до </text:span><text:span text:style-name="T14">ви</text:span><text:span text:style-name="T35"></text:span><text:span text:style-name="T14">чамріти </text:span><text:span text:style-name="T20">(не представлено у СУМ);</text:span></text:p>
      <text:p text:style-name="P1"><text:span text:style-name="T1">…оце Дніпро, це жайвірна – Софія,/ а це Ярила </text:span><text:span text:style-name="T5">вичамрілий</text:span><text:span text:style-name="T1"> яр.</text:span><text:span text:style-name="T10"> (П-2:195).</text:span></text:p>
      <text:p text:style-name="P2"/>
      <text:p text:style-name="P1"><text:span text:style-name="T33">ВсебезО</text:span><text:span text:style-name="T35"></text:span><text:span text:style-name="T33">дня</text:span><text:span text:style-name="T10">, -і, </text:span><text:span text:style-name="T1">ім., ж., інд.-авт., </text:span><text:span text:style-name="T29">[9а]</text:span><text:span text:style-name="T1">.</text:span><text:span text:style-name="T2"> </text:span><text:span text:style-name="T11"><text:s/>Похідне від </text:span><text:span text:style-name="T13">все...</text:span><text:span text:style-name="T11"> і </text:span><text:span text:style-name="T13">безо</text:span><text:span text:style-name="T35"></text:span><text:span text:style-name="T13">дня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</text:span><text:soft-page-break/><text:span text:style-name="T11">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БЕЗО</text:span><text:span text:style-name="T35"></text:span><text:span text:style-name="T13">ДНЯ</text:span><text:span text:style-name="T11">, і, ж. Глибоке провалля; прірва; перев. чого або яка. Безмежний простір, безмірна глибина. (СУМ-1:136);</text:span></text:p>
      <text:p text:style-name="P1"><text:span text:style-name="T1">Земля посовгнулась. Пливе/ розщілиною </text:span><text:span text:style-name="T5">всебезодні</text:span><text:span text:style-name="T10">. (П-1:185).</text:span></text:p>
      <text:p text:style-name="P2"/>
      <text:p text:style-name="P1"><text:span text:style-name="T33">ВсебЕ</text:span><text:span text:style-name="T35"></text:span><text:span text:style-name="T33">зрух</text:span><text:span text:style-name="T10">, -у, </text:span><text:span text:style-name="T1">ім., ч., інд.-авт., </text:span><text:span text:style-name="T29">[8]</text:span><text:span text:style-name="T1">.</text:span><text:span text:style-name="T2"> </text:span><text:span text:style-name="T1"><text:s/></text:span><text:span text:style-name="T11">Похідне від </text:span><text:span text:style-name="T13">все...</text:span><text:span text:style-name="T11">, </text:span><text:span text:style-name="T13">без</text:span><text:span text:style-name="T11"> і </text:span><text:span text:style-name="T13">рух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БЕЗ,</text:span><text:span text:style-name="T11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;</text:span></text:p>
      <text:p text:style-name="P1"><text:span text:style-name="T1">У штольнях ночей вертикальних/ іде схарапуджене дляння/ </text:span><text:span text:style-name="T5">всебезруху</text:span><text:span text:style-name="T1">…</text:span><text:span text:style-name="T10"> (П-1:87).</text:span></text:p>
      <text:p text:style-name="P2"/>
      <text:p text:style-name="P1"><text:span text:style-name="T33">ВсебІ</text:span><text:span text:style-name="T35"></text:span><text:span text:style-name="T33">дий</text:span><text:span text:style-name="T10">, -а, -е, </text:span><text:span text:style-name="T2">прикм., інд.-авт.</text:span><text:span text:style-name="T1">, </text:span><text:span text:style-name="T29">[</text:span><text:span text:style-name="T1">15а</text:span><text:span text:style-name="T29">]</text:span><text:span text:style-name="T1">.</text:span><text:span text:style-name="T2"> </text:span><text:span text:style-name="T11"><text:s/>Похідне від </text:span><text:span text:style-name="T13">все...</text:span><text:span text:style-name="T11"> і </text:span><text:span text:style-name="T13">бі</text:span><text:span text:style-name="T35"></text:span><text:span text:style-name="T13">дний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</text:span><text:soft-page-break/><text:span text:style-name="T11">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БІ</text:span><text:span text:style-name="T35"></text:span><text:span text:style-name="T13">ДНИЙ, </text:span><text:span text:style-name="T11">а, е. Який живе в нужді, нестатках; убогий; протилежне багатий. Недостатньо забезпечений матеріально; небагатий, незаможний. (СУМ-1:177);</text:span></text:p>
      <text:p text:style-name="P1"><text:span text:style-name="T1">Тож – в неба провалля в бездоння, бездолий/ нагірний, невірний, западистий рай,/ </text:span><text:span text:style-name="T5">всебідий</text:span><text:span text:style-name="T1">, всегнівний, всещедрий, всекволий./ А що під крилом твоїм? Кара – карай.</text:span><text:span text:style-name="T10"> (П-1:98).</text:span></text:p>
      <text:p text:style-name="P2"/>
      <text:p text:style-name="P1"><text:span text:style-name="T33">Всевельмóжний</text:span><text:span text:style-name="T10"> (</text:span><text:span text:style-name="T14">усевельмо</text:span><text:span text:style-name="T10"></text:span><text:span text:style-name="T14">жний</text:span><text:span text:style-name="T10">), -а, -е, </text:span><text:span text:style-name="T2">прикм., </text:span><text:span text:style-name="T1">інд.-авт., </text:span><text:span text:style-name="T29">[8]</text:span><text:span text:style-name="T1">.</text:span><text:span text:style-name="T2"> </text:span><text:span text:style-name="T11"><text:s/>Похідне від </text:span><text:span text:style-name="T13">все...</text:span><text:span text:style-name="T11"> і </text:span><text:span text:style-name="T13">вельмóжний </text:span><text:span text:style-name="T11">– “знатний, могутній”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ВЕЛЬМО</text:span><text:span text:style-name="T35"></text:span><text:span text:style-name="T13">ЖНИЙ,</text:span><text:span text:style-name="T11"> а, е, заст. Родовитий, знатний, багатий, який має значну владу у знач. ім. в</text:span><text:span text:style-name="T13">ельмо</text:span><text:span text:style-name="T35"></text:span><text:span text:style-name="T13">жний,</text:span><text:span text:style-name="T11"> ного, ч.; </text:span><text:span text:style-name="T13">вельмо</text:span><text:span text:style-name="T35"></text:span><text:span text:style-name="T13">жна,</text:span><text:span text:style-name="T11"> ної, ж. (СУМ-1:324);</text:span></text:p>
      <text:p text:style-name="P1"><text:span text:style-name="T1">Розкоше світу, йми мене в полон,/ адже і ти така, як я, порожня./ Тож полони </text:span><text:span text:style-name="T1">мене, </text:span><text:span text:style-name="T5">усевельможна</text:span><text:span text:style-name="T1">,/ дай перейти з тобою Рубікон</text:span><text:span text:style-name="T10">. (П-1:88).</text:span></text:p>
      <text:p text:style-name="P2"/>
      <text:p text:style-name="P1"><text:span text:style-name="T33">ВсевідрА</text:span><text:span text:style-name="T35"></text:span><text:span text:style-name="T33">да</text:span><text:span text:style-name="T10">, -и, </text:span><text:span text:style-name="T1">ім., інд.-авт., [</text:span><text:span text:style-name="T29">9а</text:span><text:span text:style-name="T1">].</text:span><text:span text:style-name="T2"> </text:span><text:span text:style-name="T1"><text:s/></text:span><text:span text:style-name="T11">Похідне від </text:span><text:span text:style-name="T13">все...</text:span><text:span text:style-name="T11"> і </text:span><text:span text:style-name="T13">відра</text:span><text:span text:style-name="T35"></text:span><text:span text:style-name="T13">да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</text:span><text:soft-page-break/><text:span text:style-name="T11">(СУМ-1:762);</text:span></text:p>
      <text:p text:style-name="P1"><text:span text:style-name="T13">ВІДРА</text:span><text:span text:style-name="T35"></text:span><text:span text:style-name="T13">ДА, </text:span><text:span text:style-name="T11">и, ж. Те, що заспокоює, сповнює радістю; втіха, задоволення. (СУМ-1:626);</text:span></text:p>
      <text:p text:style-name="P1"><text:span text:style-name="T1">Треба щедро – серцем одним, устами/ ледь розпуклими – розпелюстити втіхи гін,/ </text:span><text:span text:style-name="T5">всевідради</text:span><text:span text:style-name="T1">! Сонце бо йде – за нами.</text:span><text:span text:style-name="T10"> (П-1:106); </text:span><text:span text:style-name="T1">Снують думок рої,/ котрим немає ради/ (смертельні </text:span><text:span text:style-name="T1">перепади!),/ а сонце </text:span><text:span text:style-name="T5">всевідради</text:span><text:span text:style-name="T1">/ всеглядно постає.</text:span><text:span text:style-name="T10"> (П-1:179).</text:span></text:p>
      <text:p text:style-name="P2"/>
      <text:p text:style-name="P1"><text:span text:style-name="T33">Всевіки</text:span><text:span text:style-name="T10"> (</text:span><text:span text:style-name="T14">всеві</text:span><text:span text:style-name="T35"></text:span><text:span text:style-name="T10">к), </text:span><text:span text:style-name="T1">присл., інд.-авт., [</text:span><text:span text:style-name="T29">8</text:span><text:span text:style-name="T1">].</text:span><text:span text:style-name="T2"> </text:span><text:span text:style-name="T11"><text:s/>Похідне від </text:span><text:span text:style-name="T13">все...</text:span><text:span text:style-name="T11"> і </text:span><text:span text:style-name="T13">віки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ВІК, </text:span><text:span text:style-name="T11">у, ч. розм. Надзвичайно довгий час; вічність. (СУМ-1:671);</text:span></text:p>
      <text:p text:style-name="P1"><text:span text:style-name="T1">Задосить. Приостань. Упився гроз?/ Від правіків на </text:span><text:span text:style-name="T5">всевіки</text:span><text:span text:style-name="T1"> упився?</text:span><text:span text:style-name="T10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5">всевік</text:span><text:span text:style-name="T1">.</text:span><text:span text:style-name="T10"> (П-2:19).</text:span></text:p>
      <text:p text:style-name="P3"/>
      <text:p text:style-name="P1"><text:span text:style-name="T33">ВсевІ</text:span><text:span text:style-name="T35"></text:span><text:span text:style-name="T33">кна</text:span><text:span text:style-name="T10">, всеві</text:span><text:span text:style-name="T35"></text:span><text:span text:style-name="T10">кон, </text:span><text:span text:style-name="T1">ім., мн., інд.-авт., [</text:span><text:span text:style-name="T29">8</text:span><text:span text:style-name="T1">].</text:span><text:span text:style-name="T2"> </text:span><text:span text:style-name="T11"><text:s/>Похідне від </text:span><text:span text:style-name="T13">все...</text:span><text:span text:style-name="T11"> і </text:span><text:span text:style-name="T13">ві</text:span><text:span text:style-name="T35"></text:span><text:span text:style-name="T13">кна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;</text:span></text:p>
      <text:p text:style-name="P1"><text:span text:style-name="T13">ВІКНО</text:span><text:span text:style-name="T35"></text:span><text:span text:style-name="T13">, </text:span><text:span text:style-name="T11">а, с. Отвір для світла й повітря в стіні приміщення (хати, вагона тощо), </text:span><text:soft-page-break/><text:span text:style-name="T11">куди вставлена рама з шибками. (СУМ-1:671);</text:span></text:p>
      <text:p text:style-name="P1"><text:span text:style-name="T1">Заплакані вікна. </text:span><text:span text:style-name="T5">Всевікна</text:span><text:span text:style-name="T1"> твої./ Готуйся до злету. Кінець животінню. (П-1:98).</text:span></text:p>
      <text:p text:style-name="P3"/>
      <text:p text:style-name="P1"><text:span text:style-name="T33">Всегíн</text:span><text:span text:style-name="T10">, -гóну, </text:span><text:span text:style-name="T1">ім., ч., інд.-авт., </text:span><text:span text:style-name="T29">[8].</text:span><text:span text:style-name="T2"> </text:span><text:span text:style-name="T11"><text:s/>Похідне від </text:span><text:span text:style-name="T13">все...</text:span><text:span text:style-name="T11"> і </text:span><text:span text:style-name="T13">гін </text:span><text:span text:style-name="T21">(не подано у СУМ)</text:span><text:span text:style-name="T11">.</text:span></text:p>
      <text:p text:style-name="P1"><text:span text:style-name="T13">ВСЕ... (УСЕ...), </text:span><text:span text:style-name="T11">Перша частина складних слів, що вказує на: 1) всеосяжність, повноту певної дії, вираженої другою частиною слова, напр.: всеохо</text:span><text:span text:style-name="T35"></text:span><text:span text:style-name="T11">плюючий (усеохо</text:span><text:span text:style-name="T35"></text:span><text:span text:style-name="T11">плюючий), всепоглина</text:span><text:span text:style-name="T35"></text:span><text:span text:style-name="T11">ючий (усепоглина</text:span><text:span text:style-name="T35"></text:span><text:span text:style-name="T11">ючий), всетво</text:span><text:span text:style-name="T35"></text:span><text:span text:style-name="T11">рчий (усетво</text:span><text:span text:style-name="T35"></text:span><text:span text:style-name="T11">рчий); 2) повноту обсягу, об’єму предмета чи явища, означуваного цим словом, напр.: вселю</text:span><text:span text:style-name="T35"></text:span><text:span text:style-name="T11">дний (уселю</text:span><text:span text:style-name="T35"></text:span><text:span text:style-name="T11">дний), всеста</text:span><text:span text:style-name="T35"></text:span><text:span text:style-name="T11">новий (усеста</text:span><text:span text:style-name="T35"></text:span><text:span text:style-name="T11">новий); 3) повноту якості, вираженої другою частиною слова, напр.: всеси</text:span><text:span text:style-name="T35"></text:span><text:span text:style-name="T11">льний (усеси</text:span><text:span text:style-name="T35"></text:span><text:span text:style-name="T11">льний). (СУМ-1:762).</text:span></text:p>
      <text:p text:style-name="P1"><text:span text:style-name="T1">Ця дорога вседороги/ всенезустрічі – </text:span><text:span text:style-name="T5">всегону</text:span><text:span text:style-name="T1">./ Позирай із заквагону/ за сузір’ям Козерога. (П-1:67).</text:span></text:p>
      <text:p text:style-name="P3"/>
      <text:p text:style-name="P13"><text:span text:style-name="T44">Всеглядно</text:span><text:span text:style-name="T47">, </text:span><text:span text:style-name="T50">присл., інд.-авт., [1].</text:span><text:span text:style-name="T51"> </text:span><text:span text:style-name="T50"><text:s/></text:span><text:span text:style-name="T48">Похідне від </text:span><text:span text:style-name="T49">всегля</text:span><text:span text:style-name="T45"></text:span><text:span text:style-name="T49">дний </text:span><text:span text:style-name="T52">(не подано у СУМ)</text:span><text:span text:style-name="T48">.</text:span></text:p>
      <text:p text:style-name="P1"><text:span text:style-name="T1">Снують думок рої,/ котрим немає ради/ (смертельні перепади!),/ а сонце всевідради/ </text:span><text:span text:style-name="T5">всеглядно</text:span><text:span text:style-name="T1"> постає. (П-1:179).</text:span></text:p>
      <text:p text:style-name="P3"/>
      <text:p text:style-name="P1"><text:span text:style-name="T33">Всегнíвний</text:span><text:span text:style-name="T10">, -а, -е, </text:span><text:span text:style-name="T2">прикм., </text:span><text:span text:style-name="T1">інд.-авт., </text:span><text:span text:style-name="T29">[1б].</text:span><text:span text:style-name="T2"> </text:span><text:span text:style-name="T1"><text:s/></text:span><text:span text:style-name="T11">Похідне від </text:span><text:span text:style-name="T13">все</text:span><text:span text:style-name="T11"> і </text:span><text:span text:style-name="T13">гнівний</text:span><text:span text:style-name="T11">.</text:span></text:p>
      <text:p text:style-name="P1"><text:span text:style-name="T1">Тож – в неба провалля в бездоння, бездолий/ нагірний, невірний, западистий </text:span><text:span text:style-name="T1">рай,/ всебідий, </text:span><text:span text:style-name="T5">всегнівний</text:span><text:span text:style-name="T1">, всещедрий, всекволий./ А що під крилом твоїм? Кара – карай. (П-1:98).</text:span></text:p>
      <text:p text:style-name="P3"/>
      <text:p text:style-name="P1"><text:span text:style-name="T33">Всеголóдний</text:span><text:span text:style-name="T10">, -а, -е, </text:span><text:span text:style-name="T2">прикм., </text:span><text:span text:style-name="T1">інд.-авт., [8</text:span><text:span text:style-name="T29">]</text:span><text:span text:style-name="T1">.</text:span><text:span text:style-name="T2"> </text:span><text:span text:style-name="T1"><text:s/></text:span><text:span text:style-name="T11">Похідне від </text:span><text:span text:style-name="T13">все</text:span><text:span text:style-name="T11"> і </text:span><text:span text:style-name="T13">голóдний</text:span><text:span text:style-name="T11">.</text:span></text:p>
      <text:p text:style-name="P1"><text:span text:style-name="T1">Народжені мої бажання,/ усенестерпні, </text:span><text:span text:style-name="T5">всеголодні</text:span><text:span text:style-name="T1">,/ такі вітри зняли довкола,/ що все несеться шкереберть. (П-2:195).</text:span></text:p>
      <text:p text:style-name="P3"/>
      <text:p text:style-name="P1"><text:span text:style-name="T33">Вседобрó</text:span><text:span text:style-name="T10">, -á, </text:span><text:span text:style-name="T1">ім., с., інд.-авт., [8].</text:span><text:span text:style-name="T2"> </text:span><text:span text:style-name="T1"><text:s/></text:span><text:span text:style-name="T11">Похідне від </text:span><text:span text:style-name="T13">все</text:span><text:span text:style-name="T11"> і </text:span><text:span text:style-name="T13">добрó</text:span><text:span text:style-name="T11">.</text:span></text:p>
      <text:p text:style-name="P1"><text:span text:style-name="T1">Спасенної тримайся криги,/ пречистої тримайся туги,/ шаленої тримайся </text:span><text:soft-page-break/><text:span text:style-name="T1">муки/ і так існуй – на </text:span><text:span text:style-name="T5">вседобро</text:span><text:span text:style-name="T1">. (П-2:83).</text:span></text:p>
      <text:p text:style-name="P3"/>
      <text:p text:style-name="P1"><text:span text:style-name="T33">Вседорóга</text:span><text:span text:style-name="T10">, -и, </text:span><text:span text:style-name="T1">ім., ж., інд.-авт., [8]. <text:s/></text:span><text:span text:style-name="T11">Похідне від </text:span><text:span text:style-name="T13">все</text:span><text:span text:style-name="T11"> і </text:span><text:span text:style-name="T13">дорóга</text:span><text:span text:style-name="T11">.</text:span></text:p>
      <text:p text:style-name="P1"><text:span text:style-name="T1">Ця дорога </text:span><text:span text:style-name="T5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5">вседорога</text:span><text:span text:style-name="T1">./ Дорога до Бога – ламка і витка. (П-1:98).</text:span></text:p>
      <text:p text:style-name="P3"/>
      <text:p text:style-name="P1"><text:span text:style-name="T33">Вседорогий</text:span><text:span text:style-name="T10">, -а, -е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дорогий</text:span><text:span text:style-name="T11">.</text:span></text:p>
      <text:p text:style-name="P1"><text:span text:style-name="T1">Земля – хитлива і плавка – </text:span><text:span text:style-name="T5">вседорога</text:span><text:span text:style-name="T1"> і всепрощальна - / здоліла </text:span><text:span text:style-name="T1">стати, щоб благальна помічена була рука. (П-2:147); Який бо холод довкруги!/ Самотності! Ніде нікого./ Одна підтримка – голос Бога/ </text:span><text:span text:style-name="T5">вседрогий, вседорогий</text:span><text:span text:style-name="T1">. (П-2:184).</text:span></text:p>
      <text:p text:style-name="P3"/>
      <text:p text:style-name="P1"><text:span text:style-name="T33">Всезáдума</text:span><text:span text:style-name="T10">, -и, </text:span><text:span text:style-name="T1">ім., ж., інд.-авт., [8]. </text:span><text:span text:style-name="T11">Похідне від </text:span><text:span text:style-name="T13">все</text:span><text:span text:style-name="T11"> і </text:span><text:span text:style-name="T13">зáдум</text:span><text:span text:style-name="T11">.</text:span></text:p>
      <text:p text:style-name="P1"><text:span text:style-name="T1">Пірни/ у </text:span><text:span text:style-name="T5">всезадуму</text:span><text:span text:style-name="T1"> і збавляй безчасся. (П-1:178).</text:span></text:p>
      <text:p text:style-name="P3"/>
      <text:p text:style-name="P1"><text:span text:style-name="T33">Всеквóл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все</text:span><text:span text:style-name="T11"> і </text:span><text:span text:style-name="T13">квóлий</text:span><text:span text:style-name="T11">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5">всекволий</text:span><text:span text:style-name="T1">./ А що під крилом твоїм? Кара – карай. (П-1:98).</text:span></text:p>
      <text:p text:style-name="P3"/>
      <text:p text:style-name="P1"><text:span text:style-name="T33">Всемежá</text:span><text:span text:style-name="T10">,</text:span><text:span text:style-name="T12"> </text:span><text:span text:style-name="T10">-и, </text:span><text:span text:style-name="T1">ім., ж., інд.-авт., [8]. </text:span><text:span text:style-name="T11">Похідне від </text:span><text:span text:style-name="T13">все</text:span><text:span text:style-name="T11"> і </text:span><text:span text:style-name="T13">межá</text:span><text:span text:style-name="T11">.</text:span></text:p>
      <text:p text:style-name="P1"><text:span text:style-name="T1">Ти ще – ось-ось. Допіру-но ступив/ за </text:span><text:span text:style-name="T5">всемежу</text:span><text:span text:style-name="T1">. (П-1:182).</text:span></text:p>
      <text:p text:style-name="P3"/>
      <text:p text:style-name="P1"><text:span text:style-name="T33">Всемолодий</text:span><text:span text:style-name="T10">, -á,-é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молодий</text:span><text:span text:style-name="T11">.</text:span></text:p>
      <text:p text:style-name="P1"><text:span text:style-name="T1">Усесвіту пустеля/ небавом нас огорне,/ і мертва не воскресне/ </text:span><text:span text:style-name="T5">всемолода</text:span><text:span text:style-name="T1"> біда. (П-1:212); І, хилячи </text:span><text:span text:style-name="T5">всемолоде</text:span><text:span text:style-name="T1"> чоло,/ пройти під поглядом, немов під градом… (П-2:83).</text:span></text:p>
      <text:p text:style-name="P3"/>
      <text:p text:style-name="P1"><text:span text:style-name="T33">Всеначувáнний</text:span><text:span text:style-name="T10">, -а, -е, </text:span><text:span text:style-name="T2">прикм., </text:span><text:span text:style-name="T1">інд.-авт., [1б]. </text:span><text:span text:style-name="T11">Похідне від </text:span><text:span text:style-name="T13">все</text:span><text:span text:style-name="T11"> і </text:span><text:span text:style-name="T13">начувáтися</text:span><text:span text:style-name="T11">.</text:span></text:p>
      <text:p text:style-name="P1"><text:soft-page-break/><text:span text:style-name="T1">І торопкі </text:span><text:span text:style-name="T5">всеначуванні</text:span><text:span text:style-name="T1"> кроки,/ то лис блукає – із хвостом рудим. (П-2:156).</text:span></text:p>
      <text:p text:style-name="P3"/>
      <text:p text:style-name="P1"><text:span text:style-name="T33">Всенедочекáвшися</text:span><text:span text:style-name="T10">, </text:span><text:span text:style-name="T1">дієприсл., док., інд.-авт., [8], [4]. </text:span><text:span text:style-name="T11">Похідне від </text:span><text:span text:style-name="T13">все</text:span><text:span text:style-name="T11"> і </text:span><text:span text:style-name="T13">не дочекатися</text:span><text:span text:style-name="T11">.</text:span></text:p>
      <text:p text:style-name="P1"><text:span text:style-name="T1">Ну й долечка! Прождати на життя - / і </text:span><text:span text:style-name="T5">всенедочекавшися</text:span><text:span text:style-name="T1"> – померти! (П-1:188).</text:span></text:p>
      <text:p text:style-name="P3"/>
      <text:p text:style-name="P1"><text:span text:style-name="T33">Всенеждáнний</text:span><text:span text:style-name="T10">, -а, -е, </text:span><text:span text:style-name="T2">прикм., </text:span><text:span text:style-name="T1">інд.-авт., [8], [4]. </text:span><text:span text:style-name="T11">Похідне від </text:span><text:span text:style-name="T13">все</text:span><text:span text:style-name="T11"> і </text:span><text:span text:style-name="T13">не ждáти</text:span><text:span text:style-name="T11">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5">всененажданна</text:span><text:span text:style-name="T1">. (П-2:169).</text:span></text:p>
      <text:p text:style-name="P3"/>
      <text:p text:style-name="P1"><text:span text:style-name="T33">Всенезустріч</text:span><text:span text:style-name="T10">, -і, </text:span><text:span text:style-name="T1">ім., ж., інд.-авт., [11]. </text:span><text:span text:style-name="T11">Похідне від </text:span><text:span text:style-name="T13">все</text:span><text:span text:style-name="T11"> і (</text:span><text:span text:style-name="T13">не</text:span><text:span text:style-name="T11">)</text:span><text:span text:style-name="T13">зустріч</text:span><text:span text:style-name="T11">.</text:span></text:p>
      <text:p text:style-name="P1"><text:span text:style-name="T1">Ця дорога вседороги/ </text:span><text:span text:style-name="T5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5">всенезустріч</text:span><text:span text:style-name="T1">, всепрощання. (П-1:199).</text:span></text:p>
      <text:p text:style-name="P3"/>
      <text:p text:style-name="P1"><text:span text:style-name="T33">Всенезустріч</text:span><text:span text:style-name="T36">-</text:span><text:span text:style-name="T33">всегíн</text:span><text:span text:style-name="T10">, -гону, </text:span><text:span text:style-name="T1">ім., ж., інд.-авт., [9]. </text:span><text:span text:style-name="T11">Похідне від </text:span><text:span text:style-name="T13">всенезýстріч</text:span><text:span text:style-name="T11"> і </text:span><text:span text:style-name="T13">всегíн</text:span><text:span text:style-name="T11">.</text:span></text:p>
      <text:p text:style-name="P1"><text:span text:style-name="T1">Ця дорога вседороги,/ </text:span><text:span text:style-name="T5">всенезустрічі-всегону</text:span><text:span text:style-name="T1">,/ позирай із зак-вагону/ за сузір’ям </text:span><text:span text:style-name="T1">Козерога. (П-1:118).</text:span></text:p>
      <text:p text:style-name="P3"/>
      <text:p text:style-name="P1"><text:span text:style-name="T33">Всенепíзнаний</text:span><text:span text:style-name="T10">, -а, -е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непíзнаний</text:span><text:span text:style-name="T11">.</text:span></text:p>
      <text:p text:style-name="P1"><text:span text:style-name="T1">…попелясті зозулі/ вістили роки: жий однині/ на </text:span><text:span text:style-name="T5">всенепізнаній</text:span><text:span text:style-name="T1"> </text:span><text:span text:style-name="T1">землі. (П-1:128).</text:span></text:p>
      <text:p text:style-name="P3"/>
      <text:p text:style-name="P1"><text:span text:style-name="T33">Всенепогáсний</text:span><text:span text:style-name="T10">, -а, -е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непогáсний</text:span><text:span text:style-name="T11">.</text:span></text:p>
      <text:p text:style-name="P1"><text:span text:style-name="T1">оце світіння полохких світань/ світів жертовних, що мене запалює/ </text:span><text:soft-page-break/><text:span text:style-name="T5">всенепогасним</text:span><text:span text:style-name="T1"> і ламким, як крига,/ огнем співучих надторосів – криг. (П-1:80).</text:span></text:p>
      <text:p text:style-name="P3"/>
      <text:p text:style-name="P1"><text:span text:style-name="T33">Всенепокóра</text:span><text:span text:style-name="T10">, -и, </text:span><text:span text:style-name="T1">ім., ж., інд.-авт., [8]. </text:span><text:span text:style-name="T11">Похідне від </text:span><text:span text:style-name="T13">все</text:span><text:span text:style-name="T11"> і </text:span><text:span text:style-name="T13">непокора</text:span><text:span text:style-name="T11">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5">всенепокора</text:span><text:span text:style-name="T1">,/ стою на кладці. Дозираю дна. (П-1:151).</text:span></text:p>
      <text:p text:style-name="P3"/>
      <text:p text:style-name="P1"><text:span text:style-name="T33">Всенищíвність</text:span><text:span text:style-name="T10">, -ності, </text:span><text:span text:style-name="T1">ім., ж., інд.-авт., [1]. </text:span><text:span text:style-name="T11">Похідне від </text:span><text:span text:style-name="T13">всенищівний</text:span><text:span text:style-name="T11">.</text:span></text:p>
      <text:p text:style-name="P1"><text:span text:style-name="T1">І ти збагнеш/ обнавіснілу </text:span><text:span text:style-name="T5">всенищівність</text:span><text:span text:style-name="T1"> роду. (П-1:144).</text:span></text:p>
      <text:p text:style-name="P3"/>
      <text:p text:style-name="P1"><text:span text:style-name="T33">Всеóбрій</text:span><text:span text:style-name="T10">, -ю, </text:span><text:span text:style-name="T1">ім., ч., інд.-авт., [8]. </text:span><text:span text:style-name="T11">Похідне від </text:span><text:span text:style-name="T13">все</text:span><text:span text:style-name="T11"> і </text:span><text:span text:style-name="T13">óбрій</text:span><text:span text:style-name="T11">.</text:span></text:p>
      <text:p text:style-name="P1"><text:span text:style-name="T1">Старечою ходою/ із костуром – іще бриниш мені/ </text:span><text:span text:style-name="T5">всеобрієм</text:span><text:span text:style-name="T1">. (П-1:182).</text:span></text:p>
      <text:p text:style-name="P3"/>
      <text:p text:style-name="P1"><text:span text:style-name="T33">Всеобрушáти</text:span><text:span text:style-name="T10">, -áю, -єш, дієсл., </text:span><text:span text:style-name="T2">недок., перех., інд.-авт., </text:span><text:span text:style-name="T30">[8</text:span><text:span text:style-name="T2">]. </text:span><text:span text:style-name="T11">Похідне від </text:span><text:span text:style-name="T13">все</text:span><text:span text:style-name="T11"> і </text:span><text:span text:style-name="T13">обрушáти</text:span><text:span text:style-name="T11">.</text:span></text:p>
      <text:p text:style-name="P1"><text:span text:style-name="T1">Та </text:span><text:span text:style-name="T5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3"/>
      <text:p text:style-name="P1"><text:span text:style-name="T33">Всеóчі</text:span><text:span text:style-name="T10">, -чéй, </text:span><text:span text:style-name="T1">ім., мн., інд.-авт., [8]. </text:span><text:span text:style-name="T11">Похідне від </text:span><text:span text:style-name="T13">все</text:span><text:span text:style-name="T11"> і </text:span><text:span text:style-name="T13">óчі</text:span><text:span text:style-name="T11">.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5">всеочей</text:span><text:span text:style-name="T1">. (П-2:198).</text:span></text:p>
      <text:p text:style-name="P3"/>
      <text:p text:style-name="P1"><text:span text:style-name="T33">Всепам’яткий</text:span><text:span text:style-name="T10">, -á, -é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пам’яткий</text:span><text:span text:style-name="T11">.</text:span></text:p>
      <text:p text:style-name="P1"><text:span text:style-name="T1">Володарю своєї смерті, доля - / </text:span><text:span text:style-name="T5">всепам’ятка</text:span><text:span text:style-name="T1">, всечула, всевидюща - / нічого не забуде, не простить. (П-1:144).</text:span></text:p>
      <text:p text:style-name="P3"/>
      <text:p text:style-name="P1"><text:span text:style-name="T33">Всепекéльний</text:span><text:span text:style-name="T10">, -а, -е, </text:span><text:span text:style-name="T2">прикм., </text:span><text:span text:style-name="T1">інд.-авт., [8]. </text:span><text:span text:style-name="T11">Похідне від </text:span><text:span text:style-name="T13">все</text:span><text:span text:style-name="T11"> і </text:span><text:span text:style-name="T13">пекéльний</text:span><text:span text:style-name="T11">.</text:span></text:p>
      <text:p text:style-name="P1"><text:span text:style-name="T1">Сяє срібне серце землі/ </text:span><text:span text:style-name="T5">всепекельними </text:span><text:span text:style-name="T1">калюжами. (П-1:173).</text:span></text:p>
      <text:p text:style-name="P3"/>
      <text:p text:style-name="P1"><text:span text:style-name="T33">Всеперелéт</text:span><text:span text:style-name="T10">, -у, </text:span><text:span text:style-name="T1">ім., ч., інд.-авт., [8]. </text:span><text:span text:style-name="T11">Похідне від </text:span><text:span text:style-name="T13">все</text:span><text:span text:style-name="T11"> і </text:span><text:span text:style-name="T13">перелéт</text:span><text:span text:style-name="T11">.</text:span></text:p>
      <text:p text:style-name="P1"><text:span text:style-name="T1">Це божевілля пориву, ця рвань/ </text:span><text:span text:style-name="T5">всеперелетів</text:span><text:span text:style-name="T1"> – з пекла і до раю,/ це надвисання </text:span><text:soft-page-break/><text:span text:style-name="T1">в смерть… (П-1:144).</text:span></text:p>
      <text:p text:style-name="P3"/>
      <text:p text:style-name="P1"><text:span text:style-name="T33">Всепереляк</text:span><text:span text:style-name="T10">, -у, </text:span><text:span text:style-name="T1">ім., ч., інд.-авт., [8]. </text:span><text:span text:style-name="T11">Похідне від </text:span><text:span text:style-name="T13">все</text:span><text:span text:style-name="T11"> і </text:span><text:span text:style-name="T13">переляк</text:span><text:span text:style-name="T11">.</text:span></text:p>
      <text:p text:style-name="P1"><text:span text:style-name="T1">Куди сховатись,/ аби втекти глухонімого болю/ і таємничого </text:span><text:span text:style-name="T5">Всепереляку</text:span><text:span text:style-name="T1">/ і ницого рятунку Порожнеч? (П-1:136).</text:span></text:p>
      <text:p text:style-name="P3"/>
      <text:p text:style-name="P1"><text:span text:style-name="T33">Всепопéреду</text:span><text:span text:style-name="T10">, </text:span><text:span text:style-name="T1">присл., інд.-авт., [11]. </text:span><text:span text:style-name="T11">Похідне від </text:span><text:span text:style-name="T13">все</text:span><text:span text:style-name="T11"> і </text:span><text:span text:style-name="T13">попéреду</text:span><text:span text:style-name="T11">.</text:span></text:p>
      <text:p text:style-name="P1"><text:span text:style-name="T1">Іду до вас – ви </text:span><text:span text:style-name="T5">всепопереду</text:span><text:span text:style-name="T1">,/ за заримим обрієм моїм. (П-2:78).</text:span></text:p>
      <text:p text:style-name="P3"/>
      <text:p text:style-name="P1"><text:span text:style-name="T33">Всепрозрíння</text:span><text:span text:style-name="T10">, -я, </text:span><text:span text:style-name="T1">ім., с., інд.-авт., [8]. </text:span><text:span text:style-name="T11">Похідне від </text:span><text:span text:style-name="T13">все</text:span><text:span text:style-name="T11"> і </text:span><text:span text:style-name="T13">прозрíння</text:span><text:span text:style-name="T11">.</text:span></text:p>
      <text:p text:style-name="P1"><text:span text:style-name="T1">На всерозхресті люті і жаху,/ на </text:span><text:span text:style-name="T5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5">всепрозріння</text:span><text:span text:style-name="T1"> добрих всеочей. (П-2:198).</text:span></text:p>
      <text:p text:style-name="P3"/>
      <text:p text:style-name="P1"><text:span text:style-name="T33">Всепрощáльн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все</text:span><text:span text:style-name="T11"> і </text:span><text:span text:style-name="T13">прощáльний</text:span><text:span text:style-name="T11">. </text:span></text:p>
      <text:p text:style-name="P1"><text:span text:style-name="T1">Земля – хитлива і плавка – вседорога і </text:span><text:span text:style-name="T5">всепрощальна</text:span><text:span text:style-name="T1"> - / здоліла стати, щоб благальна помічена була рука. (П-2:147).</text:span></text:p>
      <text:p text:style-name="P3"/>
      <text:p text:style-name="P1"><text:span text:style-name="T33">Всепрощáння</text:span><text:span text:style-name="T10">, -я, </text:span><text:span text:style-name="T1">ім., с., інд.-авт., [8]. </text:span><text:span text:style-name="T11">Похідне від </text:span><text:span text:style-name="T13">все</text:span><text:span text:style-name="T11"> і </text:span><text:span text:style-name="T13">прощáння</text:span><text:span text:style-name="T11">.</text:span></text:p>
      <text:p text:style-name="P1"><text:span text:style-name="T1">Що мав – привиділось, причулося,/ на всенезустріч, </text:span><text:span text:style-name="T5">всепрощання</text:span><text:span text:style-name="T1">. (П-1:199).</text:span></text:p>
      <text:p text:style-name="P3"/>
      <text:p text:style-name="P1"><text:span text:style-name="T33">Всерозлука</text:span><text:span text:style-name="T10">, -и, </text:span><text:span text:style-name="T1">ім., ж., інд.-авт., [8]. </text:span><text:span text:style-name="T11">Похідне від </text:span><text:span text:style-name="T13">все</text:span><text:span text:style-name="T11"> і </text:span><text:span text:style-name="T13">розлука</text:span><text:span text:style-name="T11">.</text:span></text:p>
      <text:p text:style-name="P1"><text:span text:style-name="T1">Сягни рукою – і не досягнеш/ ні краю </text:span><text:span text:style-name="T5">всерозлук</text:span><text:span text:style-name="T1">, ні муки краю. (П-1:149).</text:span></text:p>
      <text:p text:style-name="P3"/>
      <text:p text:style-name="P1"><text:span text:style-name="T33">Всерозхрéстя</text:span><text:span text:style-name="T10">, -я, </text:span><text:span text:style-name="T1">ім., с., інд.-авт., [8], [2], [1а]. </text:span><text:span text:style-name="T11">Похідне від </text:span><text:span text:style-name="T13">все</text:span><text:span text:style-name="T11"> і </text:span><text:span text:style-name="T13">хрест</text:span><text:span text:style-name="T11">.</text:span></text:p>
      <text:p text:style-name="P1"><text:span text:style-name="T1">На </text:span><text:span text:style-name="T5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3"/>
      <text:p text:style-name="P1"><text:soft-page-break/><text:span text:style-name="T33">Всесáдно</text:span><text:span text:style-name="T10">, </text:span><text:span text:style-name="T1">присл., інд.-авт., [1]. </text:span><text:span text:style-name="T11">Похідне від </text:span><text:span text:style-name="T13">все</text:span><text:span text:style-name="T13">сáдний</text:span><text:span text:style-name="T11">.</text:span></text:p>
      <text:p text:style-name="P1"><text:span text:style-name="T1">Меркавий</text:span><text:span text:style-name="T5"> </text:span><text:span text:style-name="T1">місяць був посів/ на всю околицю, </text:span><text:span text:style-name="T5">всесадно</text:span><text:span text:style-name="T1">/ пишаючись і правив владно,/ нічний мій сором чемно крив. (П-2:296).</text:span></text:p>
      <text:p text:style-name="P3"/>
      <text:p text:style-name="P1"><text:span text:style-name="T33">ВсеспаднИй</text:span><text:span text:style-name="T10">, -а, -е, </text:span><text:span text:style-name="T2">прикм., </text:span><text:span text:style-name="T1">інд.-авт., [8], [1]. </text:span><text:span text:style-name="T11">Похідне від </text:span><text:span text:style-name="T13">все</text:span><text:span text:style-name="T11"> і </text:span><text:span text:style-name="T13">спадний</text:span><text:span text:style-name="T11">.</text:span></text:p>
      <text:p text:style-name="P1"><text:span text:style-name="T1">О, прощавайте! Не стрітись удруге./ Ти </text:span><text:span text:style-name="T5">всеспадна</text:span><text:span text:style-name="T1"> вже, дорого проваль! (П-1:86); Ламка і витка </text:span><text:span text:style-name="T5">всеспадна</text:span><text:span text:style-name="T1"> вседорога./ Дорога до Бога – ламка і витка. (П-1:98).</text:span></text:p>
      <text:p text:style-name="P3"/>
      <text:p text:style-name="P1"><text:span text:style-name="T33">Всеспáлення</text:span><text:span text:style-name="T10">, -я, </text:span><text:span text:style-name="T1">ім., с., інд.-авт., [9а]. </text:span><text:span text:style-name="T11">Похідне від </text:span><text:span text:style-name="T13">все</text:span><text:span text:style-name="T11"> і </text:span><text:span text:style-name="T13">спáлення</text:span><text:span text:style-name="T11">.</text:span></text:p>
      <text:p text:style-name="P1"><text:span text:style-name="T5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3"/>
      <text:p text:style-name="P1"><text:span text:style-name="T33">Всеспогáдувати</text:span><text:span text:style-name="T10">, -ую, -єш, дієсл., </text:span><text:span text:style-name="T1">недок., перех., інд.-авт., [8]. </text:span><text:span text:style-name="T11">Похідне від </text:span><text:span text:style-name="T13">все</text:span><text:span text:style-name="T11"> і </text:span><text:span text:style-name="T13">спогáдувати</text:span><text:span text:style-name="T11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5">всеспогадую</text:span><text:span text:style-name="T1"> – немов живу. (П-1:70).</text:span></text:p>
      <text:p text:style-name="P3"/>
      <text:p text:style-name="P1"><text:span text:style-name="T33">Всетривóга</text:span><text:span text:style-name="T10">, -и, </text:span><text:span text:style-name="T1">ім., ж., інд.-авт., [8]. </text:span><text:span text:style-name="T11">Похідне від </text:span><text:span text:style-name="T13">все</text:span><text:span text:style-name="T11"> і </text:span><text:span text:style-name="T13">тривóга</text:span><text:span text:style-name="T11">.</text:span></text:p>
      <text:p text:style-name="P1"><text:span text:style-name="T1">Надимляється дорога/ від диявола до Бога,/ вслід ступає </text:span><text:span text:style-name="T5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5">всетривогу</text:span><text:span text:style-name="T1">/ і спогаду не воруши. (П-2:289).</text:span></text:p>
      <text:p text:style-name="P3"/>
      <text:p text:style-name="P1"><text:span text:style-name="T33">Всецáрствіє</text:span><text:span text:style-name="T10">, -я, </text:span><text:span text:style-name="T1">ім., с., інд.-авт., [8]. </text:span><text:span text:style-name="T11">Похідне від </text:span><text:span text:style-name="T13">все</text:span><text:span text:style-name="T11"> і </text:span><text:span text:style-name="T13">цáрствіє</text:span><text:span text:style-name="T11">.</text:span></text:p>
      <text:p text:style-name="P1"><text:span text:style-name="T1">Оце й бо він, твій люд. Оце й бо він, твій край./ </text:span><text:span text:style-name="T5">Всецарствіє</text:span><text:span text:style-name="T1"> паскуд в сто горл </text:span><text:span text:style-name="T1">реве: тримай. (П-2:192).</text:span></text:p>
      <text:p text:style-name="P3"/>
      <text:p text:style-name="P1"><text:span text:style-name="T33">Всечекáння</text:span><text:span text:style-name="T10">, -я, </text:span><text:span text:style-name="T1">ім., с., інд.-авт., [8]. </text:span><text:span text:style-name="T11">Похідне від </text:span><text:span text:style-name="T13">все</text:span><text:span text:style-name="T11"> і </text:span><text:span text:style-name="T13">чекáння</text:span><text:span text:style-name="T11">.</text:span></text:p>
      <text:p text:style-name="P1"><text:span text:style-name="T1">Це все юрма. І ніч. І брат мій спить./ Росте під стелю </text:span><text:span text:style-name="T5">всечекання</text:span><text:span text:style-name="T1">. (П-1:164).</text:span></text:p>
      <text:p text:style-name="P3"/>
      <text:p text:style-name="P1"><text:soft-page-break/><text:span text:style-name="T33">Всечулий</text:span><text:span text:style-name="T10">, -а, -е, </text:span><text:span text:style-name="T2">дієпр., </text:span><text:span text:style-name="T1">інд.-авт., [8], [1]. </text:span><text:span text:style-name="T11">Похідне від </text:span><text:span text:style-name="T13">все</text:span><text:span text:style-name="T11"> і </text:span><text:span text:style-name="T13">чýти</text:span><text:span text:style-name="T11">.</text:span></text:p>
      <text:p text:style-name="P1"><text:span text:style-name="T1">Володарю своєї смерті, доля - / всепам’ятка, </text:span><text:span text:style-name="T5">всечула</text:span><text:span text:style-name="T1">, всевидюща - / нічого не забуде, не простить. (П-1:144).</text:span></text:p>
      <text:p text:style-name="P3"/>
      <text:p text:style-name="P1"><text:span text:style-name="T33">Всещéдр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все</text:span><text:span text:style-name="T11"> і </text:span><text:span text:style-name="T13">щéдрий</text:span><text:span text:style-name="T11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5">всещедрий</text:span><text:span text:style-name="T1">, всекволий./ А що під крилом твоїм? Кара – карай. (П-1:98).</text:span></text:p>
      <text:p text:style-name="P3"/>
      <text:p text:style-name="P1"><text:span text:style-name="T33">Втéки</text:span><text:span text:style-name="T10">, </text:span><text:span text:style-name="T1">ім., мн., інд.-авт., [15]. </text:span><text:span text:style-name="T10">Похідне від </text:span><text:span text:style-name="T14">втéча</text:span><text:span text:style-name="T10">.</text:span></text:p>
      <text:p text:style-name="P1"><text:span text:style-name="T1">Коли докучили ці </text:span><text:span text:style-name="T5">втеки</text:span><text:span text:style-name="T1"> - / в лет, до вогненної пащеки./ Як він ощирився, стозмій! (П-1:73).</text:span></text:p>
      <text:p text:style-name="P3"/>
      <text:p text:style-name="P1"><text:span text:style-name="T33">Гетьмáнитися</text:span><text:span text:style-name="T10">, -нюся, -нишся, дієсл., </text:span><text:span text:style-name="T1">недок., перех., інд.-авт., [5]. </text:span><text:span text:style-name="T11">Вивищуватися.</text:span></text:p>
      <text:p text:style-name="P1"><text:span text:style-name="T1">…той віщий пагорб, на котрому горді/ </text:span><text:span text:style-name="T5">гетьманяться</text:span><text:span text:style-name="T1"> дуби – наснився з ночі,/ аби розлуку близити мою. (П-2:172).</text:span></text:p>
      <text:p text:style-name="P3"/>
      <text:p text:style-name="P1"><text:span text:style-name="T33">Горлозгук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гóрло </text:span><text:span text:style-name="T11">і </text:span><text:span text:style-name="T13">згýкий (</text:span><text:span text:style-name="T11">від </text:span><text:span text:style-name="T13">звук)</text:span><text:span text:style-name="T11">.</text:span></text:p>
      <text:p text:style-name="P1"><text:span text:style-name="T1">А обрій утікав. Я надбігав/ щосил моїх. Та обрій </text:span><text:span text:style-name="T5">горлозгукий</text:span><text:span text:style-name="T1">/ пустився впрост. (П-1:183).</text:span></text:p>
      <text:p text:style-name="P3"/>
      <text:p text:style-name="P1"><text:span text:style-name="T33">Двопóгляд</text:span><text:span text:style-name="T10">, -у, </text:span><text:span text:style-name="T1">ім., ч., інд.-авт., [8]. </text:span><text:span text:style-name="T11">Похідне від </text:span><text:span text:style-name="T13">два</text:span><text:span text:style-name="T11"> і </text:span><text:span text:style-name="T13">пóгляд</text:span><text:span text:style-name="T11">.</text:span></text:p>
      <text:p text:style-name="P1"><text:span text:style-name="T1">Та всеобрушає нестерпно/ </text:span><text:span text:style-name="T5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3"/>
      <text:p text:style-name="P1"><text:span text:style-name="T33">Дзень-струнá</text:span><text:span text:style-name="T36">, </text:span><text:span text:style-name="T10">-и, </text:span><text:span text:style-name="T1">ім., ж., інд.-авт., [9]. </text:span><text:span text:style-name="T11">Похідне від </text:span><text:span text:style-name="T13">дзень</text:span><text:span text:style-name="T11"> (вигук) і </text:span><text:span text:style-name="T13">струнá</text:span><text:span text:style-name="T11">.</text:span></text:p>
      <text:p text:style-name="P1"><text:span text:style-name="T1">І думою одною/ півсну кошлатить ся. І </text:span><text:span text:style-name="T5">дзень-струною</text:span><text:span text:style-name="T1">/ не йде це дивне диво з голови. (П-2:194).</text:span></text:p>
      <text:p text:style-name="P3"><text:soft-page-break/></text:p>
      <text:p text:style-name="P1"><text:span text:style-name="T33">Дивновзíр</text:span><text:span text:style-name="T10">, -зóру, </text:span><text:span text:style-name="T1">ім., ч., інд.-авт., [8], [1а]. </text:span><text:span text:style-name="T11">Похідне від </text:span><text:span text:style-name="T13">дивний</text:span><text:span text:style-name="T11"> і </text:span><text:span text:style-name="T13">взір</text:span><text:span text:style-name="T11">.</text:span></text:p>
      <text:p text:style-name="P1"><text:span text:style-name="T1">Там крила птаства рясно миготіли,/ мережилася зелень </text:span><text:span text:style-name="T5">дивновзором</text:span><text:span text:style-name="T1">,/ а душу вже поймав самодоходжень/ зухвалий холод і зухвалий жах. (П-2:118).</text:span></text:p>
      <text:p text:style-name="P3"/>
      <text:p text:style-name="P1"><text:span text:style-name="T33">Дляння</text:span><text:span text:style-name="T36">, -</text:span><text:span text:style-name="T10">я, </text:span><text:span text:style-name="T1">ім., с., інд.-авт., [1]. </text:span><text:span text:style-name="T10">Дія за знач. </text:span><text:span text:style-name="T14">дляти</text:span><text:span text:style-name="T10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5">дляння</text:span><text:span text:style-name="T1">/ всебезруху… (П-1:87).</text:span></text:p>
      <text:p text:style-name="P3"/>
      <text:p text:style-name="P1"><text:span text:style-name="T33">Додóсвіт</text:span><text:span text:style-name="T10">, -у, ім., </text:span><text:span text:style-name="T1">ч., інд.-авт., [???2]. </text:span><text:span text:style-name="T11">Світанок.</text:span></text:p>
      <text:p text:style-name="P1"><text:span text:style-name="T1">Там ще </text:span><text:span text:style-name="T5">додосвіт</text:span><text:span text:style-name="T1">. Смерком облягло/ ледачі верби, сторожкі тополі… (П-2:13).</text:span></text:p>
      <text:p text:style-name="P3"/>
      <text:p text:style-name="P1"><text:span text:style-name="T33">Душекрóна</text:span><text:span text:style-name="T10">, -и, </text:span><text:span text:style-name="T1">ім., ж., інд.-авт., [9а]. </text:span><text:span text:style-name="T11">Похідне від </text:span><text:span text:style-name="T13">душá</text:span><text:span text:style-name="T11"> і </text:span><text:span text:style-name="T13">крóна</text:span><text:span text:style-name="T11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5">душекрону</text:span><text:span text:style-name="T1">)… (П-1:203).</text:span></text:p>
      <text:p text:style-name="P3"/>
      <text:p text:style-name="P1"><text:span text:style-name="T33">Живоднí</text:span><text:span text:style-name="T10">, -íв, </text:span><text:span text:style-name="T1">ім., мн., інд.-авт., [8]. </text:span><text:span text:style-name="T11">Похідне від </text:span><text:span text:style-name="T13">живий</text:span><text:span text:style-name="T11"> і </text:span><text:span text:style-name="T13">дні</text:span><text:span text:style-name="T11">.</text:span></text:p>
      <text:p text:style-name="P1"><text:span text:style-name="T1">Коли протліла згага </text:span><text:span text:style-name="T5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3"/>
      <text:p text:style-name="P1"><text:span text:style-name="T33">Життєсмéрть</text:span><text:span text:style-name="T10">, -і, </text:span><text:span text:style-name="T1">ім., ж., інд.-авт., [8]. </text:span><text:span text:style-name="T11">Похідне від </text:span><text:span text:style-name="T13">життя</text:span><text:span text:style-name="T11"> і </text:span><text:span text:style-name="T13">смерть</text:span><text:span text:style-name="T11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5">життєсмерть</text:span><text:span text:style-name="T1">. (П-1:83).</text:span></text:p>
      <text:p text:style-name="P3"/>
      <text:p text:style-name="P1"><text:span text:style-name="T33">Життєтóки</text:span><text:span text:style-name="T10">, -ів, </text:span><text:span text:style-name="T1">ім., мн., інд.-авт., [8]. </text:span><text:span text:style-name="T11">Похідне від </text:span><text:span text:style-name="T13">життя</text:span><text:span text:style-name="T11"> і </text:span><text:span text:style-name="T13">тóки</text:span><text:span text:style-name="T11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5">життєтоків</text:span><text:span text:style-name="T1">… (П-2:131).</text:span></text:p>
      <text:p text:style-name="P3"/>
      <text:p text:style-name="P1"><text:soft-page-break/><text:span text:style-name="T33">За-світи</text:span><text:span text:style-name="T10">, -ів, </text:span><text:span text:style-name="T1">ім., мн. інд.-авт., [9]. </text:span><text:span text:style-name="T11">Похідне від </text:span><text:span text:style-name="T13">за</text:span><text:span text:style-name="T11"> і </text:span><text:span text:style-name="T13">світи</text:span><text:span text:style-name="T11"> – те, що знаходиться за світом.</text:span></text:p>
      <text:p text:style-name="P1"><text:span text:style-name="T1">І не держу надії в бозі,/ коли пірвався в </text:span><text:span text:style-name="T5">за-світи</text:span><text:span text:style-name="T1">. (П-2:195).</text:span></text:p>
      <text:p text:style-name="P3"/>
      <text:p text:style-name="P1"><text:span text:style-name="T33">Зимносхíд</text:span><text:span text:style-name="T10">, -у, </text:span><text:span text:style-name="T1">ім., ч., інд.-авт., [8], [1а]. </text:span><text:span text:style-name="T11">Похідне від </text:span><text:span text:style-name="T13">зимно</text:span><text:span text:style-name="T11"> і </text:span><text:span text:style-name="T13">сходити</text:span><text:span text:style-name="T11">.</text:span></text:p>
      <text:p text:style-name="P1"><text:span text:style-name="T1">Довкруги - / лише вітри з шпаркого </text:span><text:span text:style-name="T5">зимносходу</text:span><text:span text:style-name="T1">. (П-1:173).</text:span></text:p>
      <text:p text:style-name="P3"/>
      <text:p text:style-name="P1"><text:span text:style-name="T33">Знеголоснíлий</text:span><text:span text:style-name="T10">, -а, -е, </text:span><text:span text:style-name="T2">прикм., </text:span><text:span text:style-name="T1">інд.-авт., [1]. </text:span><text:span text:style-name="T11">Похідне від </text:span><text:span text:style-name="T13">знеголосніти</text:span><text:span text:style-name="T11"> — позбавитися голосу.</text:span></text:p>
      <text:p text:style-name="P1"><text:span text:style-name="T1">…це кождочасне поривання в смерть ,/ щоб з неї виринати <text:s/>в знавіснілий/ хрипкий чи геть </text:span><text:span text:style-name="T5">знеголоснілий</text:span><text:span text:style-name="T1"> крик. (П-1:121).</text:span></text:p>
      <text:p text:style-name="P3"/>
      <text:p text:style-name="P1"><text:span text:style-name="T33">Золотокíнва</text:span><text:span text:style-name="T10">, -и, </text:span><text:span text:style-name="T1">ім., ж., інд.-авт., [8]. </text:span><text:span text:style-name="T11">Похідне від </text:span><text:span text:style-name="T13">золотий</text:span><text:span text:style-name="T11"> і </text:span><text:span text:style-name="T13">кíнва</text:span><text:span text:style-name="T11">.</text:span></text:p>
      <text:p text:style-name="P1"><text:span text:style-name="T5">Золотокінва</text:span><text:span text:style-name="T1"> – пади-но,/ спади з лиця в глиб-синь-серця. (П-2:191).</text:span></text:p>
      <text:p text:style-name="P3"/>
      <text:p text:style-name="P1"><text:span text:style-name="T12">З-</text:span><text:span text:style-name="T33">понадсвíтній</text:span><text:span text:style-name="T10">, -я, -є, </text:span><text:span text:style-name="T2">прикм., </text:span><text:span text:style-name="T1">інд.-авт., [9а]. </text:span><text:span text:style-name="T11">Похідне від </text:span><text:span text:style-name="T13">з</text:span><text:span text:style-name="T21">-</text:span><text:span text:style-name="T13">понад</text:span><text:span text:style-name="T11"> і </text:span><text:span text:style-name="T13">світ</text:span><text:span text:style-name="T11">. З іншого світу.</text:span></text:p>
      <text:p text:style-name="P1"><text:span text:style-name="T1">…аж сіла зірка на дроту й щебече/ і сяє горлом – </text:span><text:span text:style-name="T5">з-понадсвітній</text:span><text:span text:style-name="T1"> спів. (П-2:120).</text:span></text:p>
      <text:p text:style-name="P3"/>
      <text:p text:style-name="P1"><text:span text:style-name="T33">Іспередлíт</text:span><text:span text:style-name="T10">, </text:span><text:span text:style-name="T1">присл., інд.-авт., [8]. </text:span><text:span text:style-name="T10">Те саме, що справіків.</text:span></text:p>
      <text:p text:style-name="P1"><text:span text:style-name="T1">Ось твоя подоба/ подвижництво людське – </text:span><text:span text:style-name="T5">іспередліт</text:span><text:span text:style-name="T1">. (П-2:158).</text:span></text:p>
      <text:p text:style-name="P3"/>
      <text:p text:style-name="P1"><text:span text:style-name="T33">Крайóкрай</text:span><text:span text:style-name="T10">, крайóкраю, </text:span><text:span text:style-name="T1">ім., ч., інд.-авт., [8]. </text:span><text:span text:style-name="T11">Похідне від </text:span><text:span text:style-name="T13">край</text:span><text:span text:style-name="T11"> і </text:span><text:span text:style-name="T13">край</text:span><text:span text:style-name="T11">.</text:span></text:p>
      <text:p text:style-name="P1"><text:span text:style-name="T1">З </text:span><text:span text:style-name="T5">крайокраю</text:span><text:span text:style-name="T1">, з цієї високості,/ пади, згорнувши крила, до долин… (П-1:40); Єси ти за </text:span><text:span text:style-name="T5">крайокраєм</text:span><text:span text:style-name="T1">, чаїшся/ од мого неоговтаного погляду… (П-1:91).</text:span></text:p>
      <text:p text:style-name="P3"/>
      <text:p text:style-name="P1"><text:span text:style-name="T33">Крайсебé</text:span><text:span text:style-name="T10">, </text:span><text:span text:style-name="T2">присл., </text:span><text:span text:style-name="T1">інд.-авт., [11]. </text:span><text:span text:style-name="T11">Похідне від </text:span><text:span text:style-name="T13">край</text:span><text:span text:style-name="T11"> і </text:span><text:span text:style-name="T13">себé</text:span><text:span text:style-name="T11">.</text:span></text:p>
      <text:p text:style-name="P1"><text:span text:style-name="T1">І не зайти за дальні далечі./ І за </text:span><text:span text:style-name="T5">крайсебе</text:span><text:span text:style-name="T1"> не зайти . (П-1:96).</text:span></text:p>
      <text:p text:style-name="P3"/>
      <text:p text:style-name="P1"><text:soft-page-break/><text:span text:style-name="T33">Крайчáс</text:span><text:span text:style-name="T10">, -у, </text:span><text:span text:style-name="T1">ім., ч., інд.-авт., [11]. </text:span><text:span text:style-name="T11">Похідне від </text:span><text:span text:style-name="T13">край</text:span><text:span text:style-name="T11"> і </text:span><text:span text:style-name="T13">час</text:span><text:span text:style-name="T11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5">крайчасу</text:span><text:span text:style-name="T1">,/ за прапервні. (П-1:57).</text:span></text:p>
      <text:p text:style-name="P3"/>
      <text:p text:style-name="P1"><text:span text:style-name="T33">Криволéт</text:span><text:span text:style-name="T10">, -у, </text:span><text:span text:style-name="T1">ім., ч., інд.-авт., [8]. </text:span><text:span text:style-name="T11">Похідне від </text:span><text:span text:style-name="T13">кривий</text:span><text:span text:style-name="T11"> і </text:span><text:span text:style-name="T13">лет</text:span><text:span text:style-name="T11">.</text:span></text:p>
      <text:p text:style-name="P1"><text:span text:style-name="T1">…ця колотнеча/ надій і спроневіри, </text:span><text:span text:style-name="T5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3"/>
      <text:p text:style-name="P1"><text:span text:style-name="T33">Крик-зелó</text:span><text:span text:style-name="T36">, -</text:span><text:span text:style-name="T10">á, </text:span><text:span text:style-name="T1">ім., ч., інд.-авт., [9]. </text:span><text:span text:style-name="T11">Похідне від </text:span><text:span text:style-name="T13">крик</text:span><text:span text:style-name="T11"> і </text:span><text:span text:style-name="T13">зелó</text:span><text:span text:style-name="T11">.</text:span></text:p>
      <text:p text:style-name="P1"><text:span text:style-name="T1">Обміліла/ криниця. А верба пустила/ гарячі брості – в </text:span><text:span text:style-name="T5">крик-зело.</text:span><text:span text:style-name="T1"> (П-1:84).</text:span></text:p>
      <text:p text:style-name="P3"/>
      <text:p text:style-name="P1"><text:span text:style-name="T33">Крилатолéзо</text:span><text:span text:style-name="T10">, </text:span><text:span text:style-name="T2">присл., </text:span><text:span text:style-name="T1">інд.-авт., [9а]. </text:span><text:span text:style-name="T11">Похідне від </text:span><text:span text:style-name="T13">крилáтий</text:span><text:span text:style-name="T11"> і </text:span><text:span text:style-name="T13">лéзо</text:span><text:span text:style-name="T11">.</text:span></text:p>
      <text:p text:style-name="P1"><text:span text:style-name="T1">Криваво рветься з нього вороння/ майбутнього. Летить </text:span><text:span text:style-name="T5">крилатолезо</text:span><text:span text:style-name="T1">/ понад проваллям яру… (П-1:29).</text:span></text:p>
      <text:p text:style-name="P3"/>
      <text:p text:style-name="P1"><text:span text:style-name="T33">Крихкокриця</text:span><text:span text:style-name="T10">, -і, </text:span><text:span text:style-name="T1">ім., ж., інд.-авт., [8]. </text:span><text:span text:style-name="T11">Похідне від </text:span><text:span text:style-name="T13">крихкий</text:span><text:span text:style-name="T11"> і </text:span><text:span text:style-name="T13">криця</text:span><text:span text:style-name="T11">.</text:span></text:p>
      <text:p text:style-name="P1"><text:span text:style-name="T1">І ти щербата доле </text:span><text:span text:style-name="T5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3"/>
      <text:p text:style-name="P1"><text:span text:style-name="T33">Марничити</text:span><text:span text:style-name="T10">, -чу, -чиш, дієсл., </text:span><text:span text:style-name="T1">недок., перех., інд.-авт., [1]. </text:span><text:span text:style-name="T10">Дієслово до </text:span><text:span text:style-name="T14">марний</text:span><text:span text:style-name="T10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5">марничать</text:span><text:span text:style-name="T1"> і </text:span><text:span text:style-name="T1">спроквола. (П-2:19).</text:span></text:p>
      <text:p text:style-name="P3"/>
      <text:p text:style-name="P1"><text:span text:style-name="T33">Межигóни</text:span><text:span text:style-name="T10">, -ів, </text:span><text:span text:style-name="T1">ім., мн., інд.-авт., [8]. </text:span><text:span text:style-name="T11">Похідне від </text:span><text:span text:style-name="T13">мéжи</text:span><text:span text:style-name="T11"> і </text:span><text:span text:style-name="T13">гін </text:span><text:span text:style-name="T11">(пор. межиріччя, межигір’я).</text:span></text:p>
      <text:p text:style-name="P1"><text:span text:style-name="T1">Що б то нам/ посовгнути – ці </text:span><text:span text:style-name="T5">межигони</text:span><text:span text:style-name="T1"> часу,/ марудні </text:span><text:span text:style-name="T5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3"><text:soft-page-break/></text:p>
      <text:p text:style-name="P1"><text:span text:style-name="T33">Межисвíтній</text:span><text:span text:style-name="T10">, -я, -є, </text:span><text:span text:style-name="T2">прикм., </text:span><text:span text:style-name="T1">інд.-авт., [8], [1]. </text:span><text:span text:style-name="T15">Похідне від </text:span><text:span text:style-name="T17">ме</text:span><text:span text:style-name="T18"></text:span><text:span text:style-name="T17">жи</text:span><text:span text:style-name="T19"> і </text:span><text:span text:style-name="T17">світ</text:span><text:span text:style-name="T19">.</text:span><text:span text:style-name="T17"> </text:span><text:span text:style-name="T11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5">межисвітнім</text:span><text:span text:style-name="T1"> - / мені відкрили візерунки душ… (П-1:79).</text:span></text:p>
      <text:p text:style-name="P3"/>
      <text:p text:style-name="P1"><text:span text:style-name="T33">Мертвокрил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мéртвий</text:span><text:span text:style-name="T11"> і </text:span><text:span text:style-name="T13">крилó</text:span><text:span text:style-name="T11">.</text:span></text:p>
      <text:p text:style-name="P1"><text:span text:style-name="T1">А </text:span><text:span text:style-name="T5">мертвокрилі</text:span><text:span text:style-name="T1"> стугонять стимфали,/ напевну провіщаючи біду,/ що ослонила біле опахало/ і по моєму нишпорить сліду. (П-2:110).</text:span></text:p>
      <text:p text:style-name="P3"/>
      <text:p text:style-name="P1"><text:span text:style-name="T33">Молодощáстя</text:span><text:span text:style-name="T10">, -я, </text:span><text:span text:style-name="T1">ім., с., інд.-авт., [8]. </text:span><text:span text:style-name="T11">Похідне від </text:span><text:span text:style-name="T13">молодий</text:span><text:span text:style-name="T11"> і </text:span><text:span text:style-name="T13">щáстя</text:span><text:span text:style-name="T11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5">молодощасть</text:span><text:span text:style-name="T1">,/ як біла тінь суворої скорботи. (П-1:52).</text:span></text:p>
      <text:p text:style-name="P3"/>
      <text:p text:style-name="P1"><text:span text:style-name="T33">НÁдвищ</text:span><text:span text:style-name="T10">, -і, </text:span><text:span text:style-name="T1">ім., ж., інд.-авт., [4]. </text:span><text:span text:style-name="T11">Похідне від </text:span><text:span text:style-name="T13">над</text:span><text:span text:style-name="T11"> і </text:span><text:span text:style-name="T13">вищий</text:span><text:span text:style-name="T11">.</text:span></text:p>
      <text:p text:style-name="P1"><text:span text:style-name="T1">У небо, у </text:span><text:span text:style-name="T5">надвищ</text:span><text:span text:style-name="T1">, за хмари за чорні/ до сонця, Ікаре, спрямовуй свій лет! (П-1:98).</text:span></text:p>
      <text:p text:style-name="P3"/>
      <text:p text:style-name="P1"><text:span text:style-name="T33">Наднéбо</text:span><text:span text:style-name="T10">, -а, </text:span><text:span text:style-name="T1">ім., с., інд.-авт., [2]. </text:span><text:span text:style-name="T11">Похідне від </text:span><text:span text:style-name="T13">над</text:span><text:span text:style-name="T11"> і </text:span><text:span text:style-name="T13">нéбо</text:span><text:span text:style-name="T11">. </text:span></text:p>
      <text:p text:style-name="P1"><text:span text:style-name="T1">Були мої моління всує - / Бог не почув і не простив,/ і вже її душа прямує/ в </text:span><text:span text:style-name="T5">наднеба</text:span><text:span text:style-name="T1"> синь. (П-2:114).</text:span></text:p>
      <text:p text:style-name="P3"/>
      <text:p text:style-name="P1"><text:span text:style-name="T33">НадÓкруж</text:span><text:span text:style-name="T10">, </text:span><text:span text:style-name="T1">незм., присл., інд.-авт., [2]. </text:span><text:span text:style-name="T15">Похідне від </text:span><text:span text:style-name="T17">о</text:span><text:span text:style-name="T18"></text:span><text:span text:style-name="T17">круг</text:span><text:span text:style-name="T15">. </text:span><text:span text:style-name="T11">Навкруги.</text:span></text:p>
      <text:p text:style-name="P1"><text:span text:style-name="T1">А </text:span><text:span text:style-name="T5">надокруж</text:span><text:span text:style-name="T1"> – майстри заплічні/ стежок – ганебних і величних. (П-</text:span><text:span text:style-name="T1">2:165).</text:span></text:p>
      <text:p text:style-name="P3"/>
      <text:p text:style-name="P1"><text:span text:style-name="T33">Надторóси</text:span><text:span text:style-name="T10">, -ів, </text:span><text:span text:style-name="T1">ім., мн., інд.-авт., [2]. </text:span><text:span text:style-name="T10">Похідне від </text:span><text:span text:style-name="T14">над</text:span><text:span text:style-name="T10"> і </text:span><text:span text:style-name="T12">торóси</text:span><text:span text:style-name="T10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5">надторосів</text:span><text:span text:style-name="T1"> – криг. (П-1:80).</text:span></text:p>
      <text:p text:style-name="P3"/>
      <text:p text:style-name="P1"><text:soft-page-break/><text:span text:style-name="T33">Нáкрик</text:span><text:span text:style-name="T10">, -у, </text:span><text:span text:style-name="T1">ім., ч., інд.-авт., [2]. </text:span><text:span text:style-name="T11">Похідне від </text:span><text:span text:style-name="T13">крик.</text:span></text:p>
      <text:p text:style-name="P1"><text:span text:style-name="T1">Отой прощальний змах тонкоголосий/ тремтливої руки, той голий </text:span><text:span text:style-name="T5">накрик</text:span><text:span text:style-name="T1"> - / пункти рами – щербати й яр, той пагорб - / яким зигзагом путь тобі значив? (П-1:124).</text:span></text:p>
      <text:p text:style-name="P3"/>
      <text:p text:style-name="P1"><text:span text:style-name="T33">Нáмерзи</text:span><text:span text:style-name="T10">, -ів, </text:span><text:span text:style-name="T1">ім., мн., інд.-авт., [1а]. </text:span><text:span text:style-name="T11">Похідне від </text:span><text:span text:style-name="T13">намéрзнути.</text:span></text:p>
      <text:p text:style-name="P1"><text:span text:style-name="T1">О скрипки тьмавий гуд – мов скапує живиця,/ зникають </text:span><text:span text:style-name="T5">намерзи</text:span><text:span text:style-name="T1"> і вже хмеліє гін/ дзвінкого дерева… (П-2:155).</text:span></text:p>
      <text:p text:style-name="P3"/>
      <text:p text:style-name="P1"><text:span text:style-name="T33">Напівбажáння</text:span><text:span text:style-name="T10">, -я, </text:span><text:span text:style-name="T1">ім., с., інд.-авт., [2]. </text:span><text:span text:style-name="T11">Похідне від </text:span><text:span text:style-name="T13">напíв</text:span><text:span text:style-name="T11"> і </text:span><text:span text:style-name="T13">бажáння</text:span><text:span text:style-name="T11">.</text:span></text:p>
      <text:p text:style-name="P1"><text:span text:style-name="T1">Напівступою,/ як над собою винесений крок/ задумався і скляк. </text:span><text:span text:style-name="T5">Напівбажання</text:span><text:span text:style-name="T1">,/ на півваганні втяте. (П-1:57).</text:span></text:p>
      <text:p text:style-name="P3"/>
      <text:p text:style-name="P1"><text:span text:style-name="T37">Напівступá</text:span><text:span text:style-name="T22">, -и</text:span><text:span text:style-name="T28"></text:span><text:span text:style-name="T22">, </text:span><text:span text:style-name="T1">ім., </text:span><text:span text:style-name="T25">ж., інд.-авт., [</text:span><text:span text:style-name="T2">2</text:span><text:span text:style-name="T25">]. </text:span><text:span text:style-name="T23">Похідне від </text:span><text:span text:style-name="T13">напíв</text:span><text:span text:style-name="T23"> і </text:span><text:span text:style-name="T27">ступа</text:span><text:span text:style-name="T23">.</text:span></text:p>
      <text:p text:style-name="P1"><text:span text:style-name="T5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3"/>
      <text:p text:style-name="P1"><text:span text:style-name="T33">Нáхлюпи</text:span><text:span text:style-name="T10">, -ів, </text:span><text:span text:style-name="T1">ім., мн., інд.-авт., [2], [1а]. </text:span><text:span text:style-name="T11">Похідне від </text:span><text:span text:style-name="T13">хлюпати</text:span><text:span text:style-name="T11">.</text:span></text:p>
      <text:p text:style-name="P1"><text:span text:style-name="T1">Покірні вітру, </text:span><text:span text:style-name="T5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3"/>
      <text:p text:style-name="P1"><text:span text:style-name="T33">Обакрáй</text:span><text:span text:style-name="T10">, -ю, </text:span><text:span text:style-name="T1">ім., ч., інд.-авт., [11]. </text:span><text:span text:style-name="T11">Похідне від </text:span><text:span text:style-name="T13">óба</text:span><text:span text:style-name="T11"> і </text:span><text:span text:style-name="T13">край</text:span><text:span text:style-name="T11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5">обакрай</text:span><text:span text:style-name="T1">/ Вітчизни – і яви, і мрії. (П-2:19).</text:span></text:p>
      <text:p text:style-name="P3"/>
      <text:p text:style-name="P1"><text:span text:style-name="T33">Обоюдожáлий</text:span><text:span text:style-name="T10">, -а, -е, </text:span><text:span text:style-name="T2">прикм., </text:span><text:span text:style-name="T1">інд.-авт., </text:span><text:span text:style-name="T29">[1б]. </text:span><text:span text:style-name="T31">Похідне від </text:span><text:span text:style-name="T32">обою</text:span><text:span text:style-name="T18"></text:span><text:span text:style-name="T32">до</text:span><text:span text:style-name="T31"> і </text:span><text:span text:style-name="T32">жалі</text:span><text:span text:style-name="T18"></text:span><text:span text:style-name="T32">ти</text:span><text:span text:style-name="T31">.</text:span></text:p>
      <text:p text:style-name="P1"><text:span text:style-name="T1">Та мури, мов із мертвих всталі,/ похмуро мовили: чекай,/ ще обрадіє із печалі/ твій </text:span><text:span text:style-name="T5">обоюдожалий</text:span><text:span text:style-name="T1"> край. (П-1:36).</text:span></text:p>
      <text:p text:style-name="P3"/>
      <text:p text:style-name="P1"><text:soft-page-break/><text:span text:style-name="T33">ОвÓгнений</text:span><text:span text:style-name="T10">, -а, -е, </text:span><text:span text:style-name="T1">інд.-авт., [4]. </text:span><text:span text:style-name="T11">Дієпр. Від неіснуючого дієслова </text:span><text:span text:style-name="T13">овогнити</text:span><text:span text:style-name="T11">. Охоплений вогнем.</text:span></text:p>
      <text:p text:style-name="P1"><text:span text:style-name="T1">Та за тобою небо запалало,/ </text:span><text:span text:style-name="T5">овогнене</text:span><text:span text:style-name="T1"> грозою стожалів. (П-2:68).</text:span></text:p>
      <text:p text:style-name="P3"/>
      <text:p text:style-name="P1"><text:span text:style-name="T33">Огрáння</text:span><text:span text:style-name="T10">, -я, </text:span><text:span text:style-name="T1">ім., с., інд.-авт., [1]. </text:span><text:span text:style-name="T15">Похідне від </text:span><text:span text:style-name="T14">огрáнювати</text:span><text:span text:style-name="T10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5">огранням</text:span><text:span text:style-name="T1"> дзеркал заросилася кров! (П-1:33).</text:span></text:p>
      <text:p text:style-name="P3"/>
      <text:p text:style-name="P1"><text:span text:style-name="T33">Озлíння</text:span><text:span text:style-name="T10">, -я, </text:span><text:span text:style-name="T1">ім., ж., інд.-авт., [1]. Похідне від </text:span><text:span text:style-name="T8">озл</text:span><text:span text:style-name="T7">и</text:span><text:span text:style-name="T8">тися</text:span><text:span text:style-name="T1">.</text:span></text:p>
      <text:p text:style-name="P1"><text:span text:style-name="T1">А шал який! Яке </text:span><text:span text:style-name="T5">озління</text:span><text:span text:style-name="T1">!/ О білий світе-блекота. (П-1:132).</text:span></text:p>
      <text:p text:style-name="P3"/>
      <text:p text:style-name="P1"><text:span text:style-name="T33">Ошрóття</text:span><text:span text:style-name="T10">, -я, </text:span><text:span text:style-name="T1">ім., збірн., інд.-авт., [4]. </text:span><text:span text:style-name="T10">Те саме, що шріт – дріб.</text:span></text:p>
      <text:p text:style-name="P1"><text:span text:style-name="T1">І тінь біжить – поверхи давніх днів./ І заволока – на </text:span><text:span text:style-name="T5">ошроття</text:span><text:span text:style-name="T1"> часу. (П-1:137).</text:span></text:p>
      <text:p text:style-name="P3"/>
      <text:p text:style-name="P1"><text:span text:style-name="T33">Пáверх</text:span><text:span text:style-name="T10">, -у, </text:span><text:span text:style-name="T1">ім., ч., інд.-авт., [2]. </text:span><text:span text:style-name="T11">Похідне від </text:span><text:span text:style-name="T13">па</text:span><text:span text:style-name="T11">... (“подібний”) </text:span><text:span text:style-name="T13">верх</text:span><text:span text:style-name="T11">. Щось, що нагадує верх.</text:span></text:p>
      <text:p text:style-name="P1"><text:span text:style-name="T1">Тут </text:span><text:span text:style-name="T5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33">Пажиття</text:span><text:span text:style-name="T10">, -я, </text:span><text:span text:style-name="T1">ім., с., інд.-авт., [2]. </text:span><text:span text:style-name="T11">Похідне від </text:span><text:span text:style-name="T13">па</text:span><text:span text:style-name="T11">... (“подібний”) і </text:span><text:span text:style-name="T13">життя</text:span><text:span text:style-name="T11">. Щось, що нагадує життя.</text:span></text:p>
      <text:p text:style-name="P1"><text:span text:style-name="T1">Тут паверх, паниз, </text:span><text:span text:style-name="T5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33">Пáниз</text:span><text:span text:style-name="T10">, -у, </text:span><text:span text:style-name="T1">ім., ч., інд.-авт., [2]. </text:span><text:span text:style-name="T11">Похідне від </text:span><text:span text:style-name="T13">па</text:span><text:span text:style-name="T11">... (“подібний”) і </text:span><text:span text:style-name="T13">низ</text:span><text:span text:style-name="T11">. Щось, що нагадує низ.</text:span></text:p>
      <text:p text:style-name="P1"><text:span text:style-name="T1">Тут паверх, </text:span><text:span text:style-name="T5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oft-page-break/><text:span text:style-name="T33">Парура</text:span><text:span text:style-name="T10">, -и, </text:span><text:span text:style-name="T1">ім., ж., інд.-авт., [2]. </text:span><text:span text:style-name="T11">Похідне від </text:span><text:span text:style-name="T13">па</text:span><text:span text:style-name="T11">... (“подібний”) і </text:span><text:span text:style-name="T13">рýра</text:span><text:span text:style-name="T11">. Щось, що подібне до рури.</text:span></text:p>
      <text:p text:style-name="P1"><text:span text:style-name="T1">Те безмежжя сил,/ розбурханих од молодого болю,/ ті </text:span><text:span text:style-name="T5">парури</text:span><text:span text:style-name="T1"> </text:span><text:span text:style-name="T1">зусиль… (П-1:57).</text:span></text:p>
      <text:p text:style-name="P3"/>
      <text:p text:style-name="P1"><text:span text:style-name="T33">Пáскін</text:span><text:span text:style-name="T10">, пáскону, </text:span><text:span text:style-name="T1">ім., ч., інд.-авт., [2]. </text:span><text:span text:style-name="T11">Похідне від </text:span><text:span text:style-name="T13">па</text:span><text:span text:style-name="T11">... (“подібний”) і </text:span><text:span text:style-name="T13">скін</text:span><text:span text:style-name="T11">. Щось, що нагадує скін, почуття скону.</text:span></text:p>
      <text:p text:style-name="P1"><text:span text:style-name="T1">Тут паверх, паниз, пажиття і </text:span><text:span text:style-name="T5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3"/>
      <text:p text:style-name="P1"><text:span text:style-name="T33">Пекельнозóр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пекельний </text:span><text:span text:style-name="T11">і </text:span><text:span text:style-name="T13">зір</text:span><text:span text:style-name="T11">.</text:span></text:p>
      <text:p text:style-name="P1"><text:span text:style-name="T1">Мигоче, мов відьмак, паркан </text:span><text:span text:style-name="T5">пекельнозорий</text:span><text:span text:style-name="T1">,/ за голосом покори душа рушає вспак. (П-2:31).</text:span></text:p>
      <text:p text:style-name="P3"/>
      <text:p text:style-name="P1"><text:span text:style-name="T33">Піввагáння</text:span><text:span text:style-name="T10">, -я, </text:span><text:span text:style-name="T1">ім., с., інд.-авт., [2]. </text:span><text:span text:style-name="T11">Похідне від </text:span><text:span text:style-name="T13">пів</text:span><text:span text:style-name="T11"> і </text:span><text:span text:style-name="T13">вагáння</text:span><text:span text:style-name="T11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5">півваганні</text:span><text:span text:style-name="T1"> втяте. (П-1:57).</text:span></text:p>
      <text:p text:style-name="P3"/>
      <text:p text:style-name="P1"><text:span text:style-name="T33">Півдуші</text:span><text:span text:style-name="T10">, півдýш, </text:span><text:span text:style-name="T1">ім., мн., інд.-авт., [2]. </text:span><text:span text:style-name="T11">Похідне від </text:span><text:span text:style-name="T13">пів</text:span><text:span text:style-name="T11"> і </text:span><text:span text:style-name="T13">душі</text:span><text:span text:style-name="T11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5">півдуш</text:span><text:span text:style-name="T1">! </text:span><text:span text:style-name="T1">(П-1:98).</text:span></text:p>
      <text:p text:style-name="P3"/>
      <text:p text:style-name="P1"><text:span text:style-name="T33">Півзáміри</text:span><text:span text:style-name="T10">, -ів, </text:span><text:span text:style-name="T1">ім., мн., інд.-авт., [2]. </text:span><text:span text:style-name="T11">Похідне від </text:span><text:span text:style-name="T13">пів</text:span><text:span text:style-name="T11"> і </text:span><text:span text:style-name="T13">зáміри</text:span><text:span text:style-name="T11">.</text:span></text:p>
      <text:p text:style-name="P1"><text:span text:style-name="T1">О царство півсерць, півнадій, півпричалів,/ </text:span><text:span text:style-name="T5">півзамірів</text:span><text:span text:style-name="T1"> царство, півзмаг і півдуш! (П-1:98).</text:span></text:p>
      <text:p text:style-name="P3"/>
      <text:p text:style-name="P1"><text:span text:style-name="T33">Півзмáги</text:span><text:span text:style-name="T10">, півзмáг, </text:span><text:span text:style-name="T1">ім., мн., інд.-авт., [2], [1а]. </text:span><text:span text:style-name="T11">Похідне від </text:span><text:span text:style-name="T13">пів</text:span><text:span text:style-name="T11"> і </text:span><text:span text:style-name="T13">змагáння</text:span><text:span text:style-name="T11">.</text:span></text:p>
      <text:p text:style-name="P1"><text:span text:style-name="T1">О царство півсерць, півнадій, півпричалів,/ півзамірів царство, </text:span><text:span text:style-name="T5">півзмаг</text:span><text:span text:style-name="T1"> і півдуш! (П-1:98).</text:span></text:p>
      <text:p text:style-name="P3"/>
      <text:p text:style-name="P1"><text:soft-page-break/><text:span text:style-name="T33">Півнадíї</text:span><text:span text:style-name="T10">, півнадíй, </text:span><text:span text:style-name="T1">ім., мн., інд.-авт., [2]. </text:span><text:span text:style-name="T11">Похідне від </text:span><text:span text:style-name="T13">пів</text:span><text:span text:style-name="T11"> і </text:span><text:span text:style-name="T13">надíї</text:span><text:span text:style-name="T11">.</text:span></text:p>
      <text:p text:style-name="P1"><text:span text:style-name="T1">О царство півсерць, </text:span><text:span text:style-name="T5">півнадій</text:span><text:span text:style-name="T1">, півпричалів,/ півзамірів царство, </text:span><text:span text:style-name="T1">півзмаг і півдуш! (П-1:98).</text:span></text:p>
      <text:p text:style-name="P3"/>
      <text:p text:style-name="P1"><text:span text:style-name="T33">Півнебéс</text:span><text:span text:style-name="T10">, півнебéс, </text:span><text:span text:style-name="T1">ім., мн., інд.-авт., [2]. </text:span><text:span text:style-name="T11">Похідне від </text:span><text:span text:style-name="T13">пів</text:span><text:span text:style-name="T11"> і </text:span><text:span text:style-name="T13">небесá</text:span><text:span text:style-name="T11">.</text:span></text:p>
      <text:p text:style-name="P1"><text:span text:style-name="T1">І з тих затятих здвоєних ночей/ на </text:span><text:span text:style-name="T5">півнебес</text:span><text:span text:style-name="T1"> зажевріло б іржання/ чи сиваша чи привиду. (П-1:156).</text:span></text:p>
      <text:p text:style-name="P3"/>
      <text:p text:style-name="P1"><text:span text:style-name="T33">Півпричáли</text:span><text:span text:style-name="T10">, -ів, </text:span><text:span text:style-name="T1">ім., мн., інд.-авт., [2]. </text:span><text:span text:style-name="T11">Похідне від </text:span><text:span text:style-name="T13">пів</text:span><text:span text:style-name="T11"> і </text:span><text:span text:style-name="T13">причáли</text:span><text:span text:style-name="T11">.</text:span></text:p>
      <text:p text:style-name="P1"><text:span text:style-name="T1">О царство півсерць, півнадій, </text:span><text:span text:style-name="T5">півпричалів</text:span><text:span text:style-name="T1">,/ півзамірів царство, півзмаг і півдуш! (П-1:98).</text:span></text:p>
      <text:p text:style-name="P3"/>
      <text:p text:style-name="P1"><text:span text:style-name="T33">Повногóрля</text:span><text:span text:style-name="T10">, -я, </text:span><text:span text:style-name="T1">ім., с., інд.-авт., [8], [1а]. </text:span><text:span text:style-name="T11">Похідне від </text:span><text:span text:style-name="T13">пóвний</text:span><text:span text:style-name="T11"> і </text:span><text:span text:style-name="T13">гóрло</text:span><text:span text:style-name="T11">.</text:span></text:p>
      <text:p text:style-name="P1"><text:span text:style-name="T1">До гори, до рік, до </text:span><text:span text:style-name="T5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3"/>
      <text:p text:style-name="P1"><text:span text:style-name="T33">Позапрóстір</text:span><text:span text:style-name="T10">, -стору, </text:span><text:span text:style-name="T1">ім., ч., інд.-авт., [2]. </text:span><text:span text:style-name="T11">Похідне від </text:span><text:span text:style-name="T13">пóза</text:span><text:span text:style-name="T11"> і </text:span><text:span text:style-name="T13">прóстір</text:span><text:span text:style-name="T11"> – той, що перебуває поза простором.</text:span></text:p>
      <text:p text:style-name="P1"><text:span text:style-name="T1">Як вікна в </text:span><text:span text:style-name="T5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33">Позачáс</text:span><text:span text:style-name="T10">, -у, </text:span><text:span text:style-name="T1">ім., ч., інд.-авт., [2]. </text:span><text:span text:style-name="T11">Похідне від </text:span><text:span text:style-name="T13">пóза</text:span><text:span text:style-name="T11"> і </text:span><text:span text:style-name="T13">час</text:span><text:span text:style-name="T11"> – той, що перебуває поза часом.</text:span></text:p>
      <text:p text:style-name="P1"><text:span text:style-name="T1">Як вікна в позапростір, </text:span><text:span text:style-name="T5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33">Порожньосéрд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порóжній</text:span><text:span text:style-name="T11"> і </text:span><text:span text:style-name="T13">сéрце</text:span><text:span text:style-name="T11">.</text:span></text:p>
      <text:p text:style-name="P1"><text:span text:style-name="T5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3"><text:soft-page-break/></text:p>
      <text:p text:style-name="P1"><text:span text:style-name="T33">Потаймир</text:span><text:span text:style-name="T10">, -у, </text:span><text:span text:style-name="T1">ім., ч., інд.-авт., [11] або [10]. </text:span><text:span text:style-name="T15">Похідне від </text:span><text:span text:style-name="T17">потаємний</text:span><text:span text:style-name="T15"> і </text:span><text:span text:style-name="T17">мир</text:span><text:span text:style-name="T15"> (можливо, </text:span><text:span text:style-name="T17">пота</text:span><text:span text:style-name="T18"></text:span><text:span text:style-name="T17">й</text:span><text:span text:style-name="T15"> — скорочення від </text:span><text:span text:style-name="T17">потає</text:span><text:span text:style-name="T18"></text:span><text:span text:style-name="T17">мний</text:span><text:span text:style-name="T15">) </text:span><text:span text:style-name="T16">–</text:span><text:span text:style-name="T1"> </text:span><text:span text:style-name="T15">і</text:span><text:span text:style-name="T11">нший вимір, інший світ.</text:span></text:p>
      <text:p text:style-name="P1"><text:span text:style-name="T1">І десь там гасне </text:span><text:span text:style-name="T5">потаймир</text:span><text:span text:style-name="T1">,/ а між торосами крижин/ я сам-один і – </text:span><text:span text:style-name="T1">враг-вражин… (П-2:15).</text:span></text:p>
      <text:p text:style-name="P3"/>
      <text:p text:style-name="P1"><text:span text:style-name="T33">Пралітá</text:span><text:span text:style-name="T10">, пралíт, </text:span><text:span text:style-name="T1">ім., мн., інд.-авт., [2]. </text:span><text:span text:style-name="T11">Похідне від </text:span><text:span text:style-name="T13">пра</text:span><text:span text:style-name="T11">... (в значенні </text:span><text:span text:style-name="T13">дáвній</text:span><text:span text:style-name="T11">) і </text:span><text:span text:style-name="T13">літá</text:span><text:span text:style-name="T11">. Минулі літа.</text:span></text:p>
      <text:p text:style-name="P1"><text:span text:style-name="T1">Забудься. Стань. І зачекай мене/ на самоті в такому велелюдді,/ де спогади стовбичать, наче судді,/ і пам’ять чвалом </text:span><text:span text:style-name="T5">праліта</text:span><text:span text:style-name="T1"> жене. (П-2:149).</text:span></text:p>
      <text:p text:style-name="P3"/>
      <text:p text:style-name="P1"><text:span text:style-name="T33">Прáпервні</text:span><text:span text:style-name="T10">, -ів, </text:span><text:span text:style-name="T1">ім., мн., інд.-авт., [2]. </text:span><text:span text:style-name="T11">Похідне від </text:span><text:span text:style-name="T13">пра</text:span><text:span text:style-name="T11">...(в значенні </text:span><text:span text:style-name="T13">дáвній</text:span><text:span text:style-name="T11">) і </text:span><text:span text:style-name="T14">пéрвень</text:span><text:span text:style-name="T10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5">прапервні</text:span><text:span text:style-name="T1">. (П-1:57).</text:span></text:p>
      <text:p text:style-name="P3"/>
      <text:p text:style-name="P1"><text:span text:style-name="T33">Призáходи</text:span><text:span text:style-name="T10">, -ів, </text:span><text:span text:style-name="T1">ім., мн., інд.-авт., [2]. </text:span><text:span text:style-name="T10">Час, коли заходить сонце.</text:span></text:p>
      <text:p text:style-name="P1"><text:span text:style-name="T25">Прижухлий клониться пирій/ на </text:span><text:span text:style-name="T26">призаходи</text:span><text:span text:style-name="T25"> дня</text:span><text:span text:style-name="T24">. (П-2:92).</text:span></text:p>
      <text:p text:style-name="P5"/>
      <text:p text:style-name="P1"><text:span text:style-name="T33">Притінь</text:span><text:span text:style-name="T10">, -і, </text:span><text:span text:style-name="T1">ім., ж., інд.-авт., [2]. </text:span><text:span text:style-name="T11">Те саме, що тінь.</text:span></text:p>
      <text:p text:style-name="P1"><text:span text:style-name="T1">Ти тінь. Ти </text:span><text:span text:style-name="T5">притінь</text:span><text:span text:style-name="T1">. Смерк і довгий гуд/ і зелень бань… (П-1:134).</text:span></text:p>
      <text:p text:style-name="P3"/>
      <text:p text:style-name="P1"><text:span text:style-name="T33">Прóростень</text:span><text:span text:style-name="T10">, -стня, </text:span><text:span text:style-name="T1">ім., ч., інд.-авт., [1]. </text:span><text:span text:style-name="T15">Похідне від </text:span><text:span text:style-name="T14">проростáти</text:span><text:span text:style-name="T10">.</text:span></text:p>
      <text:p text:style-name="P1"><text:span text:style-name="T1">І </text:span><text:span text:style-name="T5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3"/>
      <text:p text:style-name="P1"><text:span text:style-name="T33">Протипотíк (</text:span><text:span text:style-name="T12">протипотóки</text:span><text:span text:style-name="T33">)</text:span><text:span text:style-name="T10">, -тóку, </text:span><text:span text:style-name="T1">ім., ч., інд.-авт., [2]. </text:span><text:span text:style-name="T11">Похідне від </text:span><text:span text:style-name="T13">прóти</text:span><text:span text:style-name="T11">... і </text:span><text:span text:style-name="T13">потíк</text:span><text:span text:style-name="T11">.</text:span></text:p>
      <text:p text:style-name="P1"><text:span text:style-name="T1">Розбратані </text:span><text:span text:style-name="T5">протипотоки</text:span><text:span text:style-name="T1">/ ’дне одного наздоганяють,/ годують себе </text:span><text:soft-page-break/><text:span text:style-name="T1">проминанням/ заказаних долею стріч. (П-1:86).</text:span></text:p>
      <text:p text:style-name="P3"/>
      <text:p text:style-name="P1"><text:span text:style-name="T33">Пружноголóс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прýжний</text:span><text:span text:style-name="T11"> і </text:span><text:span text:style-name="T13">гóлос</text:span><text:span text:style-name="T11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5">пружноголосий</text:span><text:span text:style-name="T1"> барвить хор. (П-2:277).</text:span></text:p>
      <text:p text:style-name="P3"/>
      <text:p text:style-name="P1"><text:span text:style-name="T33">Пург-сніги</text:span><text:span text:style-name="T10">, -ів, </text:span><text:span text:style-name="T1">ім., мн., інд.-авт., [9]. </text:span><text:span text:style-name="T11">Похідне від </text:span><text:span text:style-name="T13">пургá</text:span><text:span text:style-name="T11"> і </text:span><text:span text:style-name="T13">сніги</text:span><text:span text:style-name="T11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заблуклий в сопках пестун/ скоро/ без ведмедиці в </text:span><text:span text:style-name="T5">пург-снігах</text:span><text:span text:style-name="T1">/ згине. (П-2:17).</text:span></text:p>
      <text:p text:style-name="P3"/>
      <text:p text:style-name="P1"><text:span text:style-name="T33">Рáдощі-жалí</text:span><text:span text:style-name="T36">, </text:span><text:span text:style-name="T10">рáдоще-жалíв, </text:span><text:span text:style-name="T1">ім., мн., інд.-авт., [9]. </text:span><text:span text:style-name="T11">Похідне від </text:span><text:span text:style-name="T13">рáдощі</text:span><text:span text:style-name="T11"> і </text:span><text:span text:style-name="T13">жалі</text:span><text:span text:style-name="T11">.</text:span></text:p>
      <text:p text:style-name="P1"><text:span text:style-name="T1">…де розкошує маячня/ моїх далеких недобутих марень/ в калейдоскопі </text:span><text:span text:style-name="T5">радоще-жалів</text:span><text:span text:style-name="T1">… (П-1:206-207).</text:span></text:p>
      <text:p text:style-name="P3"/>
      <text:p text:style-name="P1"><text:span text:style-name="T33">РозбрÁтаний</text:span><text:span text:style-name="T10">, -а, -е, </text:span><text:span text:style-name="T1">інд.-авт., [1]. </text:span><text:span text:style-name="T10">Дієпр. пас. мин. ч. до </text:span><text:span text:style-name="T14">розбратáти</text:span><text:span text:style-name="T10"> – перервати, припинити <text:s/>дружбу, посварити кого-небудь з кимсь.</text:span></text:p>
      <text:p text:style-name="P1"><text:span text:style-name="T5">Розбратані</text:span><text:span text:style-name="T1">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33">Розпелюстити</text:span><text:span text:style-name="T10">, -щу, -щиш, дієсл., </text:span><text:span text:style-name="T1">док., перех., інд.-авт., [4]. </text:span><text:span text:style-name="T11">Похідне від </text:span><text:span text:style-name="T13">пелюстки</text:span><text:span text:style-name="T11">. Розкрити, як пелюстки.</text:span></text:p>
      <text:p text:style-name="P1"><text:span text:style-name="T1">Треба щедро – серцем одним, устами/ ледь розпуклими – </text:span><text:span text:style-name="T5">розпелюстити</text:span><text:span text:style-name="T1"> <text:s/>втіхи гін,/ всевідради! Сонце бо йде – за нами. (П-1:106).</text:span></text:p>
      <text:p text:style-name="P3"/>
      <text:p text:style-name="P1"><text:span text:style-name="T33">Рясночóл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рясний </text:span><text:span text:style-name="T11">і </text:span><text:span text:style-name="T13">чолó</text:span><text:span text:style-name="T11">.</text:span></text:p>
      <text:p text:style-name="P1"><text:span text:style-name="T1">Я, певне, яблуня була,/ паморочила світ довкола,/ в рясному цвіті </text:span><text:span text:style-name="T5">рясночола</text:span><text:span text:style-name="T1">/ тужила, ніжилась, жила. (П-2:296).</text:span></text:p>
      <text:p text:style-name="P3"/>
      <text:p text:style-name="P1"><text:soft-page-break/><text:span text:style-name="T33">Самовивище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вивищення</text:span><text:span text:style-name="T11">.</text:span></text:p>
      <text:p text:style-name="P1"><text:span text:style-name="T1">Оце, життя, твої дороги/ </text:span><text:span text:style-name="T5">самовивищень</text:span><text:span text:style-name="T1">, як наруг. (П-2:107).</text:span></text:p>
      <text:p text:style-name="P3"/>
      <text:p text:style-name="P1"><text:span text:style-name="T33">Самовóля</text:span><text:span text:style-name="T10">, -і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3">вóля</text:span><text:span text:style-name="T11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5">самоволь</text:span><text:span text:style-name="T1">, покори і сваволь. (П-1:56).</text:span></text:p>
      <text:p text:style-name="P3"/>
      <text:p text:style-name="P1"><text:span text:style-name="T33">Самовоскресí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воскресíння</text:span><text:span text:style-name="T11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5">самовоскресіння</text:span><text:span text:style-name="T1">. (П-2:150).</text:span></text:p>
      <text:p text:style-name="P3"/>
      <text:p text:style-name="P1"><text:span text:style-name="T33">Самовтéча</text:span><text:span text:style-name="T10">, -і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3">втéча</text:span><text:span text:style-name="T11">.</text:span></text:p>
      <text:p text:style-name="P1"><text:span text:style-name="T1">Доброму і злому/ кажи межу і позначи шляхи/ для </text:span><text:span text:style-name="T5">самовтечі</text:span><text:span text:style-name="T1">. (П-</text:span><text:span text:style-name="T1">2:136).</text:span></text:p>
      <text:p text:style-name="P3"/>
      <text:p text:style-name="P1"><text:span text:style-name="T33">Самодóкíр</text:span><text:span text:style-name="T10">, самодóкóру, </text:span><text:span text:style-name="T1">ім., ч., інд.-авт., [9а]. </text:span><text:span text:style-name="T11">Похідне від </text:span><text:span text:style-name="T13">сáмо</text:span><text:span text:style-name="T11">... і </text:span><text:span text:style-name="T13">дóкíр</text:span><text:span text:style-name="T11">.</text:span></text:p>
      <text:p text:style-name="P1"><text:span text:style-name="T1">Не вір – ні долі, ні собі не вір,/ а спроневіра і </text:span><text:span text:style-name="T5">самодокір</text:span><text:span text:style-name="T1">/ і змерзлий крик, що грудкою у горлі/ засів мов кляп – то все неначе дріт/ колючий. (П-2:290).</text:span></text:p>
      <text:p text:style-name="P3"/>
      <text:p text:style-name="P1"><text:span text:style-name="T33">Самодосáда</text:span><text:span text:style-name="T10">, -и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3">досáда</text:span><text:span text:style-name="T11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5">самодосад</text:span><text:span text:style-name="T1">… (П-1:55).</text:span></text:p>
      <text:p text:style-name="P3"/>
      <text:p text:style-name="P1"><text:span text:style-name="T33">Самодохóдже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дохóдження</text:span><text:span text:style-name="T11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5">самодоходжень</text:span><text:span text:style-name="T1">/ зухвалий холод і зухвалий жах. (П-2:118).</text:span></text:p>
      <text:p text:style-name="P3"/>
      <text:p text:style-name="P1"><text:soft-page-break/><text:span text:style-name="T33">Самозаборóна</text:span><text:span text:style-name="T10">, -и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3">заборóна</text:span><text:span text:style-name="T11">.</text:span></text:p>
      <text:p text:style-name="P1"><text:span text:style-name="T1">Нам ряд утрачено. Раптових спроб/ назубрені шпилі – ото єдине,/ що вирвалося з </text:span><text:span text:style-name="T5">самозаборон</text:span><text:span text:style-name="T1">,/ які дарують небеса щедротні… (П-2:100).</text:span></text:p>
      <text:p text:style-name="P3"/>
      <text:p text:style-name="P1"><text:span text:style-name="T33">Самонаближе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наближення</text:span><text:span text:style-name="T11">.</text:span></text:p>
      <text:p text:style-name="P1"><text:span text:style-name="T1">…весь той чар/ </text:span><text:span text:style-name="T5">самонаближень</text:span><text:span text:style-name="T1">, упізнань і врочень,/ що визріли у невіді душевній/ і стежать стежать стежать <text:s/>зизим оком,/ ачи я втраплю на свою стежу… (П-1:121).</text:span></text:p>
      <text:p text:style-name="P3"/>
      <text:p text:style-name="P1"><text:span text:style-name="T33">Самонарік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нарікáння</text:span><text:span text:style-name="T11">.</text:span></text:p>
      <text:p text:style-name="P1"><text:span text:style-name="T1">Ні, не впадай у біль – до </text:span><text:span text:style-name="T5">самонаріканняи</text:span><text:span text:style-name="T1">./ О, не впадай у біль – його, як меч, піднось. (П-2:155).</text:span></text:p>
      <text:p text:style-name="P3"/>
      <text:p text:style-name="P1"><text:span text:style-name="T33">Самонарóдже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нарóдження</text:span><text:span text:style-name="T11">.</text:span></text:p>
      <text:p text:style-name="P1"><text:span text:style-name="T1">Оце </text:span><text:span text:style-name="T5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3"/>
      <text:p text:style-name="P1"><text:span text:style-name="T33">Самонаростáти</text:span><text:span text:style-name="T10">, -áю, -áєш, дієсл., </text:span><text:span text:style-name="T1">недок., перех., інд.-авт., [9а]. </text:span><text:span text:style-name="T11">Похідне від </text:span><text:span text:style-name="T13">сáмо</text:span><text:span text:style-name="T11">... і </text:span><text:span text:style-name="T13">наростáти</text:span><text:span text:style-name="T11">.</text:span></text:p>
      <text:p text:style-name="P1"><text:span text:style-name="T1">Неначе дзвін – поезія. Гуде/ і </text:span><text:span text:style-name="T5">самонаростає</text:span><text:span text:style-name="T1"> аж до повні… (П-2:150).</text:span></text:p>
      <text:p text:style-name="P3"/>
      <text:p text:style-name="P1"><text:span text:style-name="T33">Самоофíра</text:span><text:span text:style-name="T10">, -и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2">офíра</text:span><text:span text:style-name="T10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5">самоофіри</text:span><text:span text:style-name="T1"> й самовоскресіння. (П-2:150).</text:span></text:p>
      <text:p text:style-name="P3"/>
      <text:p text:style-name="P1"><text:span text:style-name="T33">Самопал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алáння</text:span><text:span text:style-name="T11">.</text:span></text:p>
      <text:p text:style-name="P1"><text:span text:style-name="T1">О як нестерпно хочеться подовжень/ і невигасного </text:span><text:span text:style-name="T5">самопалання</text:span><text:span text:style-name="T1">! (П-2:130).</text:span></text:p>
      <text:p text:style-name="P3"/>
      <text:p text:style-name="P1"><text:soft-page-break/><text:span text:style-name="T33">Самоперерост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ереростáння</text:span><text:span text:style-name="T11">.</text:span></text:p>
      <text:p text:style-name="P1"><text:span text:style-name="T1">Отак: живи – і скній, живи – і скній,/ і як дійдеш </text:span><text:span text:style-name="T5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3"/>
      <text:p text:style-name="P1"><text:span text:style-name="T33">Самопідтвéрджувати</text:span><text:span text:style-name="T10">, -ую, уєш, дієсл., </text:span><text:span text:style-name="T1">недок., перех., інд.-авт., [9а]. </text:span><text:span text:style-name="T11">Похідне від </text:span><text:span text:style-name="T13">сáмо</text:span><text:span text:style-name="T11">... і </text:span><text:span text:style-name="T13">підтвéрджувати</text:span><text:span text:style-name="T11">.</text:span></text:p>
      <text:p text:style-name="P1"><text:span text:style-name="T1">Ще, слава Богу, тьмяний стовбур совісті/ признатись може весь до незбагненного,/ котре </text:span><text:span text:style-name="T5">самопідтверджує</text:span><text:span text:style-name="T1"> її/ і втаємничує… (П-2:101).</text:span></text:p>
      <text:p text:style-name="P3"/>
      <text:p text:style-name="P1"><text:span text:style-name="T33">Самопогиба</text:span><text:span text:style-name="T10">, -и, </text:span><text:span text:style-name="T1">ім., ж., інд.-авт., [9а]. </text:span><text:span text:style-name="T11">Похідне від </text:span><text:span text:style-name="T13">сáмо</text:span><text:span text:style-name="T11">... і </text:span><text:span text:style-name="T13">погиба</text:span><text:span text:style-name="T11">.</text:span></text:p>
      <text:p text:style-name="P1"><text:span text:style-name="T25">Господи, Господи, о осторонь/ душі гулкі, що, заслухані в тугу,/ немочі власної люблять наругу,/ </text:span><text:span text:style-name="T26">самопогиби</text:span><text:span text:style-name="T25"> високий огонь</text:span><text:span text:style-name="T24">. (П-2:74-75).</text:span></text:p>
      <text:p text:style-name="P5"/>
      <text:p text:style-name="P1"><text:span text:style-name="T37">Самоподóвжений</text:span><text:span text:style-name="T22">, -а, -е, </text:span><text:span text:style-name="T2">прикм., </text:span><text:span text:style-name="T25">інд.-авт., [</text:span><text:span text:style-name="T2">9а</text:span><text:span text:style-name="T25">]. </text:span><text:span text:style-name="T11">Похідне від </text:span><text:span text:style-name="T13">сáмо</text:span><text:span text:style-name="T11">... і </text:span><text:span text:style-name="T13">подóвжений</text:span><text:span text:style-name="T11">.</text:span></text:p>
      <text:p text:style-name="P1"><text:span text:style-name="T1">Хто б збагнув/ оці дороги – без кінця і краю/ </text:span><text:span text:style-name="T5">самоподовжені</text:span><text:span text:style-name="T1">? (П-2:100).</text:span></text:p>
      <text:p text:style-name="P3"/>
      <text:p text:style-name="P1"><text:span text:style-name="T33">Самопомин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оминáння</text:span><text:span text:style-name="T11">.</text:span></text:p>
      <text:p text:style-name="P1"><text:span text:style-name="T25">Ти загубився в горі – не знайтись/ у чорноводді змовклого волання,/ в ропі чекань і </text:span><text:span text:style-name="T26">самопоминання</text:span><text:span text:style-name="T25">/ і гуку, що доносить благовість</text:span><text:span text:style-name="T24">. (П-2:111).</text:span></text:p>
      <text:p text:style-name="P5"/>
      <text:p text:style-name="P1"><text:span text:style-name="T33">Самопоста</text:span><text:span text:style-name="T34"></text:span><text:span text:style-name="T33">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остання (</text:span><text:span text:style-name="T11">від </text:span><text:span text:style-name="T13">поставáння)</text:span><text:span text:style-name="T11">.</text:span></text:p>
      <text:p text:style-name="P1"><text:span text:style-name="T1">По ліву руку – древній, аж до ер/ </text:span><text:span text:style-name="T5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3"/>
      <text:p text:style-name="P1"><text:soft-page-break/><text:span text:style-name="T33">Самопромин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роминáння</text:span><text:span text:style-name="T11">.</text:span></text:p>
      <text:p text:style-name="P1"><text:span text:style-name="T1">В дорозі довгих </text:span><text:span text:style-name="T5">самопроминань</text:span><text:span text:style-name="T1">/ під знадою земного притягання/ проносяться від ранку до смеркання. (П-1:44).</text:span></text:p>
      <text:p text:style-name="P3"/>
      <text:p text:style-name="P1"><text:span text:style-name="T33">Самопротистоя</text:span><text:span text:style-name="T34"></text:span><text:span text:style-name="T33">ння</text:span><text:span text:style-name="T36">, -</text:span><text:span text:style-name="T10">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протистояння</text:span><text:span text:style-name="T11">.</text:span></text:p>
      <text:p text:style-name="P1"><text:span text:style-name="T1">О вирвись, залишивши вирву/ у грудях, і роздмухай грань/ моїх </text:span><text:span text:style-name="T5">самопротистоянь</text:span><text:span text:style-name="T1">/ і дай напитися з потиру. (П-2:195).</text:span></text:p>
      <text:p text:style-name="P3"/>
      <text:p text:style-name="P1"><text:span text:style-name="T33">Самострíл</text:span><text:span text:style-name="T10">, -у, </text:span><text:span text:style-name="T1">ім., ч., інд.-авт., [8], [1а]. </text:span><text:span text:style-name="T15">Похідне від </text:span><text:span text:style-name="T13">сáмо</text:span><text:span text:style-name="T11">... і </text:span><text:span text:style-name="T13">стріляти</text:span><text:span text:style-name="T11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5">самостріл</text:span><text:span text:style-name="T1">. (П-2:275).</text:span></text:p>
      <text:p text:style-name="P3"/>
      <text:p text:style-name="P1"><text:span text:style-name="T33">Самострумув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струмувáння</text:span><text:span text:style-name="T11">.</text:span></text:p>
      <text:p text:style-name="P1"><text:span text:style-name="T1">…аби в останньому пориві,/ у плині </text:span><text:span text:style-name="T5">самострумувань</text:span><text:span text:style-name="T1">/ ураз зайти за власну грань,/ пірнути в смертні переливи. (П-1:169).</text:span></text:p>
      <text:p text:style-name="P3"/>
      <text:p text:style-name="P1"><text:span text:style-name="T33">Самотинний</text:span><text:span text:style-name="T10">, -а, -е, </text:span><text:span text:style-name="T2">прикм., </text:span><text:span text:style-name="T1">інд.-авт., [1]. Похідне від </text:span><text:span text:style-name="T8">самоти</text:span><text:span text:style-name="T7"></text:span><text:span text:style-name="T8">на</text:span><text:span text:style-name="T9">.</text:span><text:span text:style-name="T8"> </text:span><text:span text:style-name="T20">Який </text:span><text:span text:style-name="T10">здійснюється, відбувається і т. ін. без інших; самітній.</text:span></text:p>
      <text:p text:style-name="P1"><text:span text:style-name="T1">Спиваєш тугу </text:span><text:span text:style-name="T5">самотинну</text:span><text:span text:style-name="T1">/ і душу, мов малу дитину,/ до рання присипляєш: спи. (П-2:182).</text:span></text:p>
      <text:p text:style-name="P3"/>
      <text:p text:style-name="P1"><text:span text:style-name="T33">Самоуникáння</text:span><text:span text:style-name="T10">, -я, </text:span><text:span text:style-name="T1">ім., с., інд.-авт., [9а]. </text:span><text:span text:style-name="T11">Похідне від </text:span><text:span text:style-name="T13">сáмо</text:span><text:span text:style-name="T11">... і </text:span><text:span text:style-name="T13">уникáння</text:span><text:span text:style-name="T11">. Уникання самого себе.</text:span></text:p>
      <text:p text:style-name="P1"><text:span text:style-name="T1">Коли спромога </text:span><text:span text:style-name="T5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3"/>
      <text:p text:style-name="P1"><text:span text:style-name="T33">Світи-галаї</text:span><text:span text:style-name="T34"></text:span><text:span text:style-name="T33">, </text:span><text:span text:style-name="T10">світі</text:span><text:span text:style-name="T13"></text:span><text:span text:style-name="T10">в-галаї</text:span><text:span text:style-name="T13"></text:span><text:span text:style-name="T10">в, </text:span><text:span text:style-name="T1">ім., мн., інд.-авт., [9]. </text:span><text:span text:style-name="T11">Похідне від </text:span><text:span text:style-name="T13">світ</text:span><text:span text:style-name="T11"> і </text:span><text:span text:style-name="T13">галай</text:span><text:span text:style-name="T11"> </text:span><text:soft-page-break/><text:span text:style-name="T11">(“галáсвіта” – світ за очі). Далекі світи.</text:span></text:p>
      <text:p text:style-name="P1"><text:span text:style-name="T1">На тебе чатують </text:span><text:span text:style-name="T5">світи–галаї</text:span><text:span text:style-name="T1">./ Прощальний – як подим пожарищ – той спогад. (П-1:98).</text:span></text:p>
      <text:p text:style-name="P3"/>
      <text:p text:style-name="P1"><text:span text:style-name="T33">Себекрáй</text:span><text:span text:style-name="T10">, -ю, </text:span><text:span text:style-name="T1">ім., ч., інд.-авт., [11]. </text:span><text:span text:style-name="T11">Похідне від </text:span><text:span text:style-name="T13">себé</text:span><text:span text:style-name="T11"> і </text:span><text:span text:style-name="T13">край</text:span><text:span text:style-name="T11">.</text:span></text:p>
      <text:p text:style-name="P1"><text:span text:style-name="T1">І все то – зá: дарунок сили/ за </text:span><text:span text:style-name="T5">себекраєм</text:span><text:span text:style-name="T1">: на, візьми,/ аби дороги доль гуділи/ всіма серцями і грудьми. (П-1:100); оця утеча геть за </text:span><text:span text:style-name="T5">себекрай</text:span><text:span text:style-name="T1"> - / то ніби виснений в дитинстві син… (П-1:203).</text:span></text:p>
      <text:p text:style-name="P4"/>
      <text:p text:style-name="P1"><text:span text:style-name="T33">Семигóри</text:span><text:span text:style-name="T10">, -гíр, </text:span><text:span text:style-name="T1">ім., мн., інд.-авт., [8]. </text:span><text:span text:style-name="T11">Похідне від </text:span><text:span text:style-name="T13">сім</text:span><text:span text:style-name="T11"> і </text:span><text:span text:style-name="T13">гóри</text:span><text:span text:style-name="T11">.</text:span></text:p>
      <text:p text:style-name="P1"><text:span text:style-name="T2">І що кигиче в мертвій цій пустелі?/ Киги-киги – мов чайка з-над Дніпра./ О </text:span><text:span text:style-name="T6">семигори</text:span><text:span text:style-name="T2"> горя, цвинтар велій,/ і я тут згину, як прийде пора? (П-1:100).</text:span></text:p>
      <text:p text:style-name="P4"/>
      <text:p text:style-name="P1"><text:span text:style-name="T33">Серцеóк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сéрце</text:span><text:span text:style-name="T11"> і </text:span><text:span text:style-name="T13">óко</text:span><text:span text:style-name="T11">.</text:span></text:p>
      <text:p text:style-name="P1"><text:span text:style-name="T2">Сто плах перейди, </text:span><text:span text:style-name="T6">серцеокий</text:span><text:span text:style-name="T2">,/ сто плах, сто багать, сто голгоф… (П-1:180).</text:span></text:p>
      <text:p text:style-name="P4"/>
      <text:p text:style-name="P1"><text:span text:style-name="T33">Словотéча</text:span><text:span text:style-name="T10">, -і, </text:span><text:span text:style-name="T1">ім., ж., інд.-авт., [8], [1а]. </text:span><text:span text:style-name="T11">Похідне від </text:span><text:span text:style-name="T13">слóво</text:span><text:span text:style-name="T11"> і </text:span><text:span text:style-name="T13">текти</text:span><text:span text:style-name="T11">. Потік слів.</text:span></text:p>
      <text:p text:style-name="P1"><text:span text:style-name="T25">Слова, слова, слова – задосить </text:span><text:span text:style-name="T26">словотечі</text:span><text:span text:style-name="T25">,/ німують бо предтечі, </text:span><text:span text:style-name="T25">доба гряде нова. (П-2:292).</text:span></text:p>
      <text:p text:style-name="P6"/>
      <text:p text:style-name="P1"><text:span text:style-name="T33">Смертеіснувáння</text:span><text:span text:style-name="T10">, -я, </text:span><text:span text:style-name="T1">ім., с., інд.-авт., [9а]. </text:span><text:span text:style-name="T11">Похідне від </text:span><text:span text:style-name="T13">смерть</text:span><text:span text:style-name="T11"> і </text:span><text:span text:style-name="T13">існувáння</text:span><text:span text:style-name="T11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6">смертеіснування</text:span><text:span text:style-name="T2"> й життєсмерть. (П-1:83).</text:span></text:p>
      <text:p text:style-name="P4"/>
      <text:p text:style-name="P1"><text:span text:style-name="T33">Снíння</text:span><text:span text:style-name="T10">, -нь, </text:span><text:span text:style-name="T1">ім., мн., інд.-авт., [1]. </text:span><text:span text:style-name="T11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6">снінь</text:span><text:span text:style-name="T2"> моїх озерце шарлатове/ лямує обережок начувань… (П-1:121).</text:span></text:p>
      <text:p text:style-name="P4"><text:soft-page-break/></text:p>
      <text:p text:style-name="P1"><text:span text:style-name="T33">Солодкомолóка</text:span><text:span text:style-name="T10">, -е, </text:span><text:span text:style-name="T2">прикм., </text:span><text:span text:style-name="T1">інд.-авт., [15а]. </text:span><text:span text:style-name="T11">Похідне від </text:span><text:span text:style-name="T13">солóдкий</text:span><text:span text:style-name="T11"> і </text:span><text:span text:style-name="T13">молокó</text:span><text:span text:style-name="T11">.</text:span></text:p>
      <text:p text:style-name="P1"><text:span text:style-name="T2">Ти десь за край світу, як птаха моя білогруда,/ </text:span><text:span text:style-name="T6">солодкомолока</text:span><text:span text:style-name="T2">, два </text:span><text:span text:style-name="T2">ока - мигдалі сумні. (П-2:161).</text:span></text:p>
      <text:p text:style-name="P4"/>
      <text:p text:style-name="P1"><text:span text:style-name="T33">Сон-комишí</text:span><text:span text:style-name="T10">, -ів, </text:span><text:span text:style-name="T1">ім., мн., інд.-авт., [9]. </text:span><text:span text:style-name="T11">Похідне від </text:span><text:span text:style-name="T13">сон</text:span><text:span text:style-name="T11"> і </text:span><text:span text:style-name="T13">комиш</text:span><text:span text:style-name="T11">.</text:span></text:p>
      <text:p text:style-name="P1"><text:span text:style-name="T2">І в серця на споді, в осерді душі/ ішли нашорошені </text:span><text:span text:style-name="T6">сон-комиші</text:span><text:span text:style-name="T2">. (П-2:61).</text:span></text:p>
      <text:p text:style-name="P4"/>
      <text:p text:style-name="P1"><text:span text:style-name="T33">Сонцелéт</text:span><text:span text:style-name="T10">, -у, </text:span><text:span text:style-name="T1">ім., ч., інд.-авт., [9а]. </text:span><text:span text:style-name="T11">Похідне від </text:span><text:span text:style-name="T13">сóнце </text:span><text:span text:style-name="T11">і </text:span><text:span text:style-name="T13">лет</text:span><text:span text:style-name="T11">.</text:span></text:p>
      <text:p text:style-name="P1"><text:span text:style-name="T2">Зворохобилися айстри/ приосіннім </text:span><text:span text:style-name="T6">сонцелетом</text:span><text:span text:style-name="T2">,/ проминальною порою/ падолистом деручким. (П-1:92).</text:span></text:p>
      <text:p text:style-name="P4"/>
      <text:p text:style-name="P1"><text:span text:style-name="T33">Сонцепруг</text:span><text:span text:style-name="T10">, -а, </text:span><text:span text:style-name="T1">ім., ч., інд.-авт., [9а]. </text:span><text:span text:style-name="T11">Похідне від </text:span><text:span text:style-name="T13">сóнце</text:span><text:span text:style-name="T11"> і </text:span><text:span text:style-name="T13">пруг</text:span><text:span text:style-name="T11">.</text:span></text:p>
      <text:p text:style-name="P1"><text:span text:style-name="T2">Як боляче ряхкоче </text:span><text:span text:style-name="T6">сонцепруг</text:span><text:span text:style-name="T2">!/ Як – далина! (П-2:64).</text:span></text:p>
      <text:p text:style-name="P4"/>
      <text:p text:style-name="P1"><text:span text:style-name="T33">Спах</text:span><text:span text:style-name="T10">, -у, </text:span><text:span text:style-name="T1">ім., ч., інд.-авт., [1а]. </text:span><text:span text:style-name="T15">Похідне від </text:span><text:span text:style-name="T14">спахáти</text:span><text:span text:style-name="T10">, </text:span><text:span text:style-name="T14">спалáхувати</text:span><text:span text:style-name="T10">.</text:span></text:p>
      <text:p text:style-name="P1"><text:span text:style-name="T2">По голубих лугах, мов голуб,/ кошлатих сонць шугає </text:span><text:span text:style-name="T6">спах</text:span><text:span text:style-name="T2">. (П-1:157).</text:span></text:p>
      <text:p text:style-name="P4"/>
      <text:p text:style-name="P1"><text:span text:style-name="T33">Спередвікíв</text:span><text:span text:style-name="T10">, </text:span><text:span text:style-name="T1">незм., </text:span><text:span text:style-name="T4">присл., </text:span><text:span text:style-name="T1">інд.-авт., [11]. </text:span><text:span text:style-name="T15">Похідне від </text:span><text:span text:style-name="T12">спе</text:span><text:span text:style-name="T13"></text:span><text:span text:style-name="T12">ред </text:span><text:span text:style-name="T20">і </text:span><text:span text:style-name="T12">вікі</text:span><text:span text:style-name="T13"></text:span><text:span text:style-name="T12">в</text:span><text:span text:style-name="T10">.</text:span></text:p>
      <text:p text:style-name="P1"><text:span text:style-name="T2">Ви вбивці, ви ненатлі нелюди/ </text:span><text:span text:style-name="T6">спередвіків</text:span><text:span text:style-name="T2">,/ а ми припізнені аеди,/ наш злочин – спів. (П-2:94).</text:span></text:p>
      <text:p text:style-name="P4"/>
      <text:p text:style-name="P1"><text:span text:style-name="T33">Спередодня</text:span><text:span text:style-name="T10">, </text:span><text:span text:style-name="T1">незм., </text:span><text:span text:style-name="T2">присл.,</text:span><text:span text:style-name="T15"> </text:span><text:span text:style-name="T1">інд.-авт., [11]. </text:span><text:span text:style-name="T11">Похідне від </text:span><text:span text:style-name="T13">спéред</text:span><text:span text:style-name="T11"> і </text:span><text:span text:style-name="T13">день</text:span><text:span text:style-name="T11">.</text:span></text:p>
      <text:p text:style-name="P1"><text:span text:style-name="T2">Було ж: </text:span><text:span text:style-name="T6">спередодня</text:span><text:span text:style-name="T2">/ так довго трембітало,/ за тим світати стало - / прожогом, навмання. (П-1:126).</text:span></text:p>
      <text:p text:style-name="P4"/>
      <text:p text:style-name="P1"><text:span text:style-name="T33">Ставітри</text:span><text:span text:style-name="T10">, -íв, </text:span><text:span text:style-name="T1">ім., мн., інд.-авт., [9а]. </text:span><text:span text:style-name="T11">Похідне від </text:span><text:span text:style-name="T13">сто </text:span><text:span text:style-name="T11">і</text:span><text:span text:style-name="T13"> вітри</text:span><text:span text:style-name="T11">.</text:span></text:p>
      <text:p text:style-name="P1"><text:span text:style-name="T2">На цих шалених </text:span><text:span text:style-name="T6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4"><text:soft-page-break/></text:p>
      <text:p text:style-name="P1"><text:span text:style-name="T33">Стасвіти</text:span><text:span text:style-name="T10">, -ів, </text:span><text:span text:style-name="T1">ім., мн., інд.-авт., [9а]. </text:span><text:span text:style-name="T11">Похідне від </text:span><text:span text:style-name="T13">сто</text:span><text:span text:style-name="T11"> і </text:span><text:span text:style-name="T13">світи</text:span><text:span text:style-name="T11">.</text:span></text:p>
      <text:p text:style-name="P1"><text:span text:style-name="T2">О те моє відьомське вариво, та колотнеча </text:span><text:span text:style-name="T6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4"/>
      <text:p text:style-name="P1"><text:span text:style-name="T33">Стобагáття</text:span><text:span text:style-name="T10">, -я, </text:span><text:span text:style-name="T1">ім., с., інд.-авт., [9а]. </text:span><text:span text:style-name="T11">Похідне від </text:span><text:span text:style-name="T13">сто</text:span><text:span text:style-name="T11"> і </text:span><text:span text:style-name="T13">багáття</text:span><text:span text:style-name="T11">.</text:span></text:p>
      <text:p text:style-name="P1"><text:span text:style-name="T2">Я – незалежний, серце бо студене/ згубило давній жар на </text:span><text:span text:style-name="T6">стобагатті</text:span><text:span text:style-name="T2"> мук. (П-2:191).</text:span></text:p>
      <text:p text:style-name="P4"/>
      <text:p text:style-name="P1"><text:span text:style-name="T33">Стогóри</text:span><text:span text:style-name="T10">, стогíр, </text:span><text:span text:style-name="T1">ім., мн., інд.-авт., [9а]. </text:span><text:span text:style-name="T11">Похідне від </text:span><text:span text:style-name="T13">сто</text:span><text:span text:style-name="T11"> і </text:span><text:span text:style-name="T13">гóри</text:span><text:span text:style-name="T11">.</text:span></text:p>
      <text:p text:style-name="P1"><text:span text:style-name="T2">Я вийду в ніч, я позирну туди,/ де захід за </text:span><text:span text:style-name="T6">стогорами</text:span><text:span text:style-name="T2"> палає. (П-2:13); Там, за кандзюбою </text:span><text:span text:style-name="T6">стогір</text:span><text:span text:style-name="T2">,/ за кайданами стриму/ збігає вік – наперекір/ огню притомі диму. (П-2:285).</text:span></text:p>
      <text:p text:style-name="P4"/>
      <text:p text:style-name="P1"><text:span text:style-name="T33">Стодумний</text:span><text:span text:style-name="T10">, -а, -е, </text:span><text:span text:style-name="T2">прикм., </text:span><text:span text:style-name="T1">інд.-авт., [8], [1]. </text:span><text:span text:style-name="T11">Похідне від </text:span><text:span text:style-name="T13">сто</text:span><text:span text:style-name="T11"> і </text:span><text:span text:style-name="T13">дýмати</text:span><text:span text:style-name="T11">.</text:span></text:p>
      <text:p text:style-name="P1"><text:span text:style-name="T2">Як чорногуз при березі, </text:span><text:span text:style-name="T6">стодумний</text:span><text:span text:style-name="T2">/ став Пан-Господь і молиться…(П-2:60).</text:span></text:p>
      <text:p text:style-name="P4"/>
      <text:p text:style-name="P1"><text:span text:style-name="T33">Стожалí</text:span><text:span text:style-name="T10">, -íв, </text:span><text:span text:style-name="T1">ім., мн., інд.-авт., [9а]. </text:span><text:span text:style-name="T11">Похідне від </text:span><text:span text:style-name="T13">сто</text:span><text:span text:style-name="T11"> і </text:span><text:span text:style-name="T13">жалí</text:span><text:span text:style-name="T11">.</text:span></text:p>
      <text:p text:style-name="P1"><text:span text:style-name="T2">Та за тобою небо запалало,/ овогнене грозою </text:span><text:span text:style-name="T6">стожалів</text:span><text:span text:style-name="T2">. (П-2:68).</text:span></text:p>
      <text:p text:style-name="P4"/>
      <text:p text:style-name="P1"><text:span text:style-name="T33">Стожáло</text:span><text:span text:style-name="T10">, </text:span><text:span text:style-name="T1">присл., інд.-авт., [9а]. </text:span><text:span text:style-name="T11">Похідне від </text:span><text:span text:style-name="T13">сто</text:span><text:span text:style-name="T11"> і </text:span><text:span text:style-name="T13">жáло</text:span><text:span text:style-name="T11">.</text:span></text:p>
      <text:p text:style-name="P1"><text:span text:style-name="T2">Тота сльоза тебе іспопелить,/ і лютий зойк завруниться </text:span><text:span text:style-name="T6">стожало</text:span><text:span text:style-name="T2">/ ланами й луками. (П-1:144).</text:span></text:p>
      <text:p text:style-name="P4"/>
      <text:p text:style-name="P1"><text:span text:style-name="T33">Стожáльн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сто</text:span><text:span text:style-name="T11"> і </text:span><text:span text:style-name="T13">жáльний</text:span><text:span text:style-name="T11">.</text:span></text:p>
      <text:p text:style-name="P1"><text:span text:style-name="T2">Куріє руїна. Кривавим стікає потоком,/ і сонце татарське – </text:span><text:span text:style-name="T6">стожальне</text:span><text:span text:style-name="T2"> – разить наповал. (П-1:45).</text:span></text:p>
      <text:p text:style-name="P4"/>
      <text:p text:style-name="P1"><text:span text:style-name="T33">Стожáрний</text:span><text:span text:style-name="T10">, -а, -е, </text:span><text:span text:style-name="T2">прикм., </text:span><text:span text:style-name="T1">інд.-авт., [8], [1]. </text:span><text:span text:style-name="T11">Похідне від </text:span><text:span text:style-name="T13">сто</text:span><text:span text:style-name="T11"> і </text:span><text:span text:style-name="T13">жáрити</text:span><text:span text:style-name="T11">.</text:span></text:p>
      <text:p text:style-name="P1"><text:span text:style-name="T2">Сяде сонце на сопку, скаженіє бичарня,/ заховайся в коробку там, де сонце </text:span><text:soft-page-break/><text:span text:style-name="T6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6">стожарний/ </text:span><text:span text:style-name="T2">пожежний виквіт довгих скрух. (П-2:184).</text:span></text:p>
      <text:p text:style-name="P4"/>
      <text:p text:style-name="P1"><text:span text:style-name="T33">Стожурбá</text:span><text:span text:style-name="T10">, -и, </text:span><text:span text:style-name="T1">ім., ж., інд.-авт., </text:span><text:span text:style-name="T29">[9а]., </text:span><text:span text:style-name="T24">Пох</text:span><text:span text:style-name="T1">ідне від </text:span><text:span text:style-name="T7">сто</text:span><text:span text:style-name="T2"> і </text:span><text:span text:style-name="T7">журбá</text:span><text:span text:style-name="T2">.</text:span><text:span text:style-name="T29"> </text:span></text:p>
      <text:p text:style-name="P1"><text:span text:style-name="T2">Пропадіть, аеродроми,/ спопеліться в </text:span><text:span text:style-name="T6">стожурбі</text:span><text:span text:style-name="T2">. (П-1:159).</text:span></text:p>
      <text:p text:style-name="P4"/>
      <text:p text:style-name="P1"><text:span text:style-name="T33">Стозлотопелюстки</text:span><text:span text:style-name="T10">, -ів, </text:span><text:span text:style-name="T1">ім., мн., інд.-авт., [9а]. </text:span><text:span text:style-name="T11">Похідне від </text:span><text:span text:style-name="T13">сто, золотий</text:span><text:span text:style-name="T11"> і </text:span><text:span text:style-name="T13">пелюстки</text:span><text:span text:style-name="T11">.</text:span></text:p>
      <text:p text:style-name="P1"><text:span text:style-name="T2">Як сонях сонце п’є/ </text:span><text:span text:style-name="T6">стозлотопелюстками</text:span><text:span text:style-name="T2">,/ де хата постає - / ковчегом над роками. (П-2:18).</text:span></text:p>
      <text:p text:style-name="P4"/>
      <text:p text:style-name="P1"><text:span text:style-name="T33">Стозмíй</text:span><text:span text:style-name="T10">, -я, </text:span><text:span text:style-name="T1">ім., ч., інд.-авт., [9а]. </text:span><text:span text:style-name="T11">Похідне від </text:span><text:span text:style-name="T13">сто</text:span><text:span text:style-name="T11"> і </text:span><text:span text:style-name="T13">змій</text:span><text:span text:style-name="T11">.</text:span></text:p>
      <text:p text:style-name="P1"><text:span text:style-name="T2">Коли докучили ці втеки - / в лет, до вогненної пащеки./ Як він ощирився, </text:span><text:span text:style-name="T6">стозмій</text:span><text:span text:style-name="T2">! (П-1:73).</text:span></text:p>
      <text:p text:style-name="P4"/>
      <text:p text:style-name="P1"><text:span text:style-name="T33">Стозóрий</text:span><text:span text:style-name="T10">, -а, -е, </text:span><text:span text:style-name="T2">прикм., </text:span><text:span text:style-name="T1">інд.-авт., [15а]. </text:span><text:span text:style-name="T11">Похідне від </text:span><text:span text:style-name="T13">сто</text:span><text:span text:style-name="T11"> і </text:span><text:span text:style-name="T13">зір</text:span><text:span text:style-name="T11">.</text:span></text:p>
      <text:p text:style-name="P1"><text:span text:style-name="T2">Тільки сіль, і вода, і житняк,/ і світанок, і ніч, і </text:span><text:span text:style-name="T6">стозора</text:span><text:span text:style-name="T2">/ небезпека, і сонна і хора/ ця душа – вирушає успак! (П-1:105).</text:span></text:p>
      <text:p text:style-name="P4"/>
      <text:p text:style-name="P1"><text:span text:style-name="T33">Стокóло</text:span><text:span text:style-name="T10">, -а, </text:span><text:span text:style-name="T1">ім., с., інд.-авт., [9а]. </text:span><text:span text:style-name="T11">Похідне від </text:span><text:span text:style-name="T13">сто</text:span><text:span text:style-name="T11"> і </text:span><text:span text:style-name="T13">кóло</text:span><text:span text:style-name="T11">.</text:span></text:p>
      <text:p text:style-name="P1"><text:span text:style-name="T2">Червоний біль од нагая/ в очах розходиться </text:span><text:span text:style-name="T6">стоколом</text:span><text:span text:style-name="T2">,/ а світ несеться покотьолом,/ за світом – настрибом – змія… (П-2:16).</text:span></text:p>
      <text:p text:style-name="P4"/>
      <text:p text:style-name="P1"><text:span text:style-name="T33">Стокрик</text:span><text:span text:style-name="T10">, -у, </text:span><text:span text:style-name="T1">ім., ч., інд.-авт., [9а]. </text:span><text:span text:style-name="T11">Похідне від </text:span><text:span text:style-name="T13">сто</text:span><text:span text:style-name="T11"> і </text:span><text:span text:style-name="T13">крик</text:span><text:span text:style-name="T11">.</text:span></text:p>
      <text:p text:style-name="P1"><text:span text:style-name="T2">…бо в горлі застуда, у грудях пітьма/ і світ оступає </text:span><text:span text:style-name="T6">стокрик</text:span><text:span text:style-name="T2"> – Колима. (П-1:135).</text:span></text:p>
      <text:p text:style-name="P4"/>
      <text:p text:style-name="P1"><text:span text:style-name="T33">Стомежá</text:span><text:span text:style-name="T10">, -і, </text:span><text:span text:style-name="T1">ім., ж., інд.-авт., [9а]. </text:span><text:span text:style-name="T11">Похідне від </text:span><text:span text:style-name="T13">сто</text:span><text:span text:style-name="T11"> і </text:span><text:span text:style-name="T13">межá</text:span><text:span text:style-name="T11">.</text:span></text:p>
      <text:p text:style-name="P1"><text:span text:style-name="T2">Полон у полоні, межі </text:span><text:span text:style-name="T6">стомежа</text:span><text:span text:style-name="T2">,/ ти вся – за горбами-горбами/ натхнення і </text:span><text:soft-page-break/><text:span text:style-name="T2">хорого серця ґанджа - / з синами, хрунями, рабами. (П-1:131).</text:span></text:p>
      <text:p text:style-name="P4"/>
      <text:p text:style-name="P1"><text:span text:style-name="T33">Сто-морóзи, </text:span><text:span text:style-name="T10">-ів, </text:span><text:span text:style-name="T1">ім., мн., інд.-авт., [9]. </text:span><text:span text:style-name="T11">Похідне від </text:span><text:span text:style-name="T13">сто</text:span><text:span text:style-name="T11"> і </text:span><text:span text:style-name="T13">морóзи</text:span><text:span text:style-name="T11">.</text:span></text:p>
      <text:p text:style-name="P1"><text:span text:style-name="T2">Так стій і стій і стій і стій,/ дубій на </text:span><text:span text:style-name="T6">сто-морозах</text:span><text:span text:style-name="T2">,/ о будь ти проклят, часе мій,/ в усіх своїх погрозах. (П-2:24).</text:span></text:p>
      <text:p text:style-name="P4"/>
      <text:p text:style-name="P1"><text:span text:style-name="T33">Стонастóрчен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сто</text:span><text:span text:style-name="T11"> і </text:span><text:span text:style-name="T13">настóрчений</text:span><text:span text:style-name="T11">.</text:span></text:p>
      <text:p text:style-name="P1"><text:span text:style-name="T2">Кружеляє понад ними/ вечір, крила розкриливши,/ впав на горлицю із неба/ </text:span><text:span text:style-name="T6">стонасторчений</text:span><text:span text:style-name="T2"> коршак. (П-1:92).</text:span></text:p>
      <text:p text:style-name="P4"/>
      <text:p text:style-name="P1"><text:span text:style-name="T33">Стопровáлля</text:span><text:span text:style-name="T10">, -я, </text:span><text:span text:style-name="T1">ім., с., інд.-авт., [9а]. </text:span><text:span text:style-name="T11">Похідне від </text:span><text:span text:style-name="T13">сто</text:span><text:span text:style-name="T11"> і </text:span><text:span text:style-name="T13">провáлля</text:span><text:span text:style-name="T11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6">стопроваль</text:span><text:span text:style-name="T2">. (П-2:160).</text:span></text:p>
      <text:p text:style-name="P4"/>
      <text:p text:style-name="P1"><text:span text:style-name="T33">Стопровáльн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сто</text:span><text:span text:style-name="T11"> і </text:span><text:span text:style-name="T13">провáльний</text:span><text:span text:style-name="T11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6">стопровальний</text:span><text:span text:style-name="T2"> діл. (П-2:64).</text:span></text:p>
      <text:p text:style-name="P4"/>
      <text:p text:style-name="P1"><text:span text:style-name="T33">Сторíки</text:span><text:span text:style-name="T10">, сторíк, </text:span><text:span text:style-name="T1">ім., мн., інд.-авт., [???8]. </text:span><text:span text:style-name="T11">Похідне від </text:span><text:span text:style-name="T13">сто</text:span><text:span text:style-name="T11"> і </text:span><text:span text:style-name="T13">ріки</text:span><text:span text:style-name="T11">.</text:span></text:p>
      <text:p text:style-name="P1"><text:span text:style-name="T2">Хай край святиться. За горою/ </text:span><text:span text:style-name="T6">сторіки</text:span><text:span text:style-name="T2"> чорної ропи. (П-2:173).</text:span></text:p>
      <text:p text:style-name="P4"/>
      <text:p text:style-name="P1"><text:span text:style-name="T33">Сторозтриклят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сто</text:span><text:span text:style-name="T11"> і </text:span><text:span text:style-name="T13">розтриклятий</text:span><text:span text:style-name="T11">.</text:span></text:p>
      <text:p text:style-name="P1"><text:span text:style-name="T2">Аби лиш подолати гнів,/ </text:span><text:span text:style-name="T6">сторозтриклятий</text:span><text:span text:style-name="T2"> гнів здолати,/ я б поіменно міг назвати/ усіх братів, усіх катів. (П-1:30).</text:span></text:p>
      <text:p text:style-name="P4"/>
      <text:p text:style-name="P1"><text:span text:style-name="T33">Стосиній</text:span><text:span text:style-name="T10">, -я, -є, </text:span><text:span text:style-name="T2">прикм., </text:span><text:span text:style-name="T1">інд.-авт., [9а]. </text:span><text:span text:style-name="T11">Похідне від </text:span><text:span text:style-name="T13">сто</text:span><text:span text:style-name="T11"> і </text:span><text:span text:style-name="T13">синій</text:span><text:span text:style-name="T11">.</text:span></text:p>
      <text:p text:style-name="P1"><text:span text:style-name="T2">Червоним вином заливає мій погляд </text:span><text:span text:style-name="T6">стосиній</text:span><text:span text:style-name="T2">,/ спустошені губи </text:span><text:span text:style-name="T2">залито </text:span><text:soft-page-break/><text:span text:style-name="T2">червоним вином,/ і видиться берег – далекий – у радісній піні,/ і спокій приносить, і спокій обіцяний – бром. (П-2:290).</text:span></text:p>
      <text:p text:style-name="P4"/>
      <text:p text:style-name="P1"><text:span text:style-name="T33">Схриплокрóнний</text:span><text:span text:style-name="T10">, -а, -е, </text:span><text:span text:style-name="T2">прикм., </text:span><text:span text:style-name="T1">інд.-авт., [8], [1]. </text:span><text:span text:style-name="T11">Похідне від </text:span><text:span text:style-name="T13">(с)хриплий</text:span><text:span text:style-name="T11"> і </text:span><text:span text:style-name="T13">крóна</text:span><text:span text:style-name="T11">.</text:span></text:p>
      <text:p text:style-name="P1"><text:span text:style-name="T2">Пожухле листя опадає з віт,/ голосить голий стовбур </text:span><text:span text:style-name="T6">схриплокронний</text:span><text:span text:style-name="T2">. (П-</text:span><text:span text:style-name="T2">1:161).</text:span></text:p>
      <text:p text:style-name="P4"/>
      <text:p text:style-name="P1"><text:span text:style-name="T33">Тамбíк</text:span><text:span text:style-name="T10">, -бóку, </text:span><text:span text:style-name="T1">ім., ч., інд.-авт., [11]. </text:span><text:span text:style-name="T11">Похідне від </text:span><text:span text:style-name="T13">там</text:span><text:span text:style-name="T11"> і </text:span><text:span text:style-name="T13">бік</text:span><text:span text:style-name="T11">. На тому боці.</text:span></text:p>
      <text:p text:style-name="P1"><text:span text:style-name="T2">А товщею, в кризі, в імлі,/ за </text:span><text:span text:style-name="T6">тамбоком</text:span><text:span text:style-name="T2">,/ сяє срібне серце землі/ скорбним оком. (П-1:173).</text:span></text:p>
      <text:p text:style-name="P4"/>
      <text:p text:style-name="P1"><text:span text:style-name="T33">Тихоплин</text:span><text:span text:style-name="T10">, -у, </text:span><text:span text:style-name="T1">ім., ч., інд.-авт., [1а]. </text:span><text:span text:style-name="T15">Похідне від </text:span><text:span text:style-name="T14">тихоплинний</text:span><text:span text:style-name="T10">, </text:span><text:span text:style-name="T1">поет. –</text:span><text:span text:style-name="T10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6">тихоплин</text:span><text:span text:style-name="T2">. (П-2:280).</text:span></text:p>
      <text:p text:style-name="P4"/>
      <text:p text:style-name="P1"><text:span text:style-name="T33">Тойящобáтько</text:span><text:span text:style-name="T10">, -а, </text:span><text:span text:style-name="T1">ім., ч., інд.-авт., [11]. </text:span><text:span text:style-name="T11">Похідне від </text:span><text:span text:style-name="T13">той, я, що</text:span><text:span text:style-name="T11"> і </text:span><text:span text:style-name="T13">бáтько</text:span><text:span text:style-name="T11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6">Тойящобатько</text:span><text:span text:style-name="T2"> вже не чую сина. (П-2:191).</text:span></text:p>
      <text:p text:style-name="P4"/>
      <text:p text:style-name="P1"><text:span text:style-name="T33">Тойящосин</text:span><text:span text:style-name="T10">, -а, </text:span><text:span text:style-name="T1">ім., ч., інд.-авт., [11]. </text:span><text:span text:style-name="T11">Похідне від </text:span><text:span text:style-name="T13">той, я, що</text:span><text:span text:style-name="T11"> і </text:span><text:span text:style-name="T13">син</text:span><text:span text:style-name="T11">.</text:span></text:p>
      <text:p text:style-name="P1"><text:span text:style-name="T2">Я тіло нагострив на чаї та акридах,/ а душу – пошукай. І не питай./ </text:span><text:span text:style-name="T6">Тойящосин</text:span><text:span text:style-name="T2"> не чує вже мене./ Тойящобатько вже не чую сина. (П-2:191).</text:span></text:p>
      <text:p text:style-name="P4"/>
      <text:p text:style-name="P1"><text:span text:style-name="T33">Тонкоголóсити</text:span><text:span text:style-name="T10">, -шу, -сиш, дієсл., </text:span><text:span text:style-name="T2">недок., перех., інд.-авт., [11], [2]. </text:span><text:span text:style-name="T10">Похідне від </text:span><text:span text:style-name="T14">тóнко</text:span><text:span text:style-name="T10"> і </text:span><text:span text:style-name="T14">голóсити</text:span><text:span text:style-name="T10">.</text:span></text:p>
      <text:p text:style-name="P1"><text:span text:style-name="T2">Нехай-но і помру - / та він за мене </text:span><text:span text:style-name="T6">відтонкоголосить</text:span><text:span text:style-name="T2">/ про тисячі пропащих вечорів… (П-1:47).</text:span></text:p>
      <text:p text:style-name="P4"/>
      <text:p text:style-name="P1"><text:soft-page-break/><text:span text:style-name="T33">Тонкожáло</text:span><text:span text:style-name="T10">, </text:span><text:span text:style-name="T1">присл., інд.-авт., [9а]. </text:span><text:span text:style-name="T11">Похідне від </text:span><text:span text:style-name="T13">тонкий</text:span><text:span text:style-name="T11"> і </text:span><text:span text:style-name="T13">жáло</text:span><text:span text:style-name="T11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6">тонкожало</text:span><text:span text:style-name="T2">… (П-2:103).</text:span></text:p>
      <text:p text:style-name="P4"/>
      <text:p text:style-name="P1"><text:span text:style-name="T33">Тремт</text:span><text:span text:style-name="T10">, -у, </text:span><text:span text:style-name="T1">ім., ч., інд.-авт., [1а]. </text:span><text:span text:style-name="T15">Похідне від </text:span><text:span text:style-name="T14">тремті</text:span><text:span text:style-name="T13"></text:span><text:span text:style-name="T14">ння</text:span><text:span text:style-name="T10">.</text:span></text:p>
      <text:p text:style-name="P1"><text:span text:style-name="T2">…опуст, розпадання/ материка, раптовий зсув і дляння,/ і </text:span><text:span text:style-name="T6">трепет</text:span><text:span text:style-name="T2"> рук, і тремт повік німий. (П-1:37).</text:span></text:p>
      <text:p text:style-name="P4"/>
      <text:p text:style-name="P1"><text:span text:style-name="T33">Уводноряд</text:span><text:span text:style-name="T10">, </text:span><text:span text:style-name="T1">присл., інд.-авт., [11]. </text:span><text:span text:style-name="T15">Похідне від </text:span><text:span text:style-name="T17">у</text:span><text:span text:style-name="T15">, </text:span><text:span text:style-name="T17">оди</text:span><text:span text:style-name="T18"></text:span><text:span text:style-name="T17">н</text:span><text:span text:style-name="T15"> і </text:span><text:span text:style-name="T17">ряд</text:span><text:span text:style-name="T15">. </text:span><text:span text:style-name="T11">В один ряд.</text:span></text:p>
      <text:p text:style-name="P1"><text:span text:style-name="T2">Тепер ти сам, як вулій цей гулкий,/ стаєш </text:span><text:span text:style-name="T6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4"/>
      <text:p text:style-name="P1"><text:span text:style-name="T33">Усеблагий</text:span><text:span text:style-name="T10">, -а, -е, </text:span><text:span text:style-name="T2">прикм., </text:span><text:span text:style-name="T1">інд.-авт., [11]. </text:span><text:span text:style-name="T11">Похідне від </text:span><text:span text:style-name="T13">усé</text:span><text:span text:style-name="T11"> і </text:span><text:span text:style-name="T13">благий</text:span><text:span text:style-name="T11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6">усеблагий</text:span><text:span text:style-name="T2">. (П-</text:span><text:span text:style-name="T2">2:128).</text:span></text:p>
      <text:p text:style-name="P4"/>
      <text:p text:style-name="P1"><text:span text:style-name="T33">Усевитóнчуваний</text:span><text:span text:style-name="T10">, -а, -е, </text:span><text:span text:style-name="T2">прикм., </text:span><text:span text:style-name="T1">інд.-авт., [11]. </text:span><text:span text:style-name="T11">Похідне від </text:span><text:span text:style-name="T13">усé</text:span><text:span text:style-name="T11"> і </text:span><text:span text:style-name="T13">витóнчуваний</text:span><text:span text:style-name="T11">.</text:span></text:p>
      <text:p text:style-name="P1"><text:span text:style-name="T6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4"/>
      <text:p text:style-name="P1"><text:span text:style-name="T33">Усевладуще</text:span><text:span text:style-name="T10">, -щого, </text:span><text:span text:style-name="T1">ім., с., інд.-авт., [11]. </text:span><text:span text:style-name="T11">Похідне від </text:span><text:span text:style-name="T13">усе</text:span><text:span text:style-name="T11"> і </text:span><text:span text:style-name="T13">владýще</text:span><text:span text:style-name="T11"> (від </text:span><text:span text:style-name="T13">влáда</text:span><text:span text:style-name="T11">). З великою владою.</text:span></text:p>
      <text:p text:style-name="P1"><text:span text:style-name="T2">Коли прищухло довкруги, поближнє/ </text:span><text:span text:style-name="T6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4"/>
      <text:p text:style-name="P1"><text:span text:style-name="T33">Усенестéрпний</text:span><text:span text:style-name="T10">, -а, -е, </text:span><text:span text:style-name="T2">прикм., </text:span><text:span text:style-name="T1">інд.-авт., [11]. </text:span><text:span text:style-name="T11">Похідне від </text:span><text:span text:style-name="T13">усé</text:span><text:span text:style-name="T11"> і </text:span><text:span text:style-name="T13">нестéрпний</text:span><text:span text:style-name="T11">.</text:span></text:p>
      <text:p text:style-name="P1"><text:span text:style-name="T2">Народжені мої бажання,/ </text:span><text:span text:style-name="T6">усенестерпні</text:span><text:span text:style-name="T2">, всеголодні,/ такі вітри зняли довкола,/ що все несеться шкереберть. (П-2:195).</text:span></text:p>
      <text:p text:style-name="P4"><text:soft-page-break/></text:p>
      <text:p text:style-name="P1"><text:span text:style-name="T33">Усепокóра</text:span><text:span text:style-name="T10"> (всепокóра), -и, </text:span><text:span text:style-name="T1">ім., ж., інд.-авт., [11]. </text:span><text:span text:style-name="T11">Похідне від </text:span><text:span text:style-name="T13">усé</text:span><text:span text:style-name="T11"> і </text:span><text:span text:style-name="T13">покóра</text:span><text:span text:style-name="T11">.</text:span></text:p>
      <text:p text:style-name="P1"><text:span text:style-name="T2">В квадратах жертв – чистописом журби - / </text:span><text:span text:style-name="T6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6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4"/>
      <text:p text:style-name="P1"><text:span text:style-name="T33">Усестрімкий</text:span><text:span text:style-name="T10">, -а, -е, </text:span><text:span text:style-name="T2">прикм., </text:span><text:span text:style-name="T1">інд.-авт., [11]. </text:span><text:span text:style-name="T11">Похідне від </text:span><text:span text:style-name="T13">усé</text:span><text:span text:style-name="T11"> і </text:span><text:span text:style-name="T13">стрімкий</text:span><text:span text:style-name="T11">.</text:span></text:p>
      <text:p text:style-name="P1"><text:span text:style-name="T2">Ескорт і почет, кожен челядин/ не помічає ні ночей ні днин,/ спинився час – в </text:span><text:span text:style-name="T6">усестрімкому</text:span><text:span text:style-name="T2"> леті. (П-2:295).</text:span></text:p>
      <text:p text:style-name="P4"/>
      <text:p text:style-name="P1"><text:span text:style-name="T33">Ціложиттєв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цíлий</text:span><text:span text:style-name="T11"> і </text:span><text:span text:style-name="T13">життєвий (</text:span><text:span text:style-name="T11">від</text:span><text:span text:style-name="T13"> життя)</text:span><text:span text:style-name="T11">.</text:span></text:p>
      <text:p text:style-name="P1"><text:span text:style-name="T2">З </text:span><text:span text:style-name="T6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4"/>
      <text:p text:style-name="P1"><text:span text:style-name="T33">Цілосвíт</text:span><text:span text:style-name="T10">, -у, </text:span><text:span text:style-name="T1">ім., </text:span><text:span text:style-name="T10">ч., </text:span><text:span text:style-name="T2">інд.-авт., [9а]. </text:span><text:span text:style-name="T11">Похідне від </text:span><text:span text:style-name="T13">цíлий</text:span><text:span text:style-name="T11"> і </text:span><text:span text:style-name="T13">світ</text:span><text:span text:style-name="T11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4"/>
      <text:p text:style-name="P1"><text:span text:style-name="T33">Чорновóддя</text:span><text:span text:style-name="T10">, -я, </text:span><text:span text:style-name="T1">ім., с., інд.-авт., [8], [1а]. </text:span><text:span text:style-name="T11">Похідне від </text:span><text:span text:style-name="T13">чóрний</text:span><text:span text:style-name="T11"> і </text:span><text:span text:style-name="T13">вóддя</text:span><text:span text:style-name="T11"> (від </text:span><text:span text:style-name="T13">водá</text:span><text:span text:style-name="T11">).</text:span></text:p>
      <text:p text:style-name="P1"><text:span text:style-name="T2">Червона барка в </text:span><text:span text:style-name="T6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6">чорноводдя</text:span><text:span text:style-name="T2"> зелен-криги/ займається світанням на </text:span><text:span text:style-name="T2">щоці. (П-1:77).</text:span></text:p>
      <text:p text:style-name="P4"/>
      <text:p text:style-name="P1"><text:span text:style-name="T33">Ясноджерéльний</text:span><text:span text:style-name="T10">, -а, -е, </text:span><text:span text:style-name="T2">прикм., </text:span><text:span text:style-name="T1">інд.-авт., [9а]. </text:span><text:span text:style-name="T11">Похідне від </text:span><text:span text:style-name="T13">ясний</text:span><text:span text:style-name="T11"> і </text:span><text:span text:style-name="T13">джерéльний</text:span><text:span text:style-name="T11">.</text:span></text:p>
      <text:p text:style-name="P1"><text:soft-page-break/><text:span text:style-name="T2">Там буриться похмурий амарант/ і айстри у покірній непокорі/ останні долітовують прозорі/ дні вересня – </text:span><text:span text:style-name="T6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1T13:48:53</dc:date>
    <meta:editing-duration>PT14H13M9S</meta:editing-duration>
    <meta:editing-cycles>163</meta:editing-cycles>
    <meta:generator>LibreOffice/3.4$Linux LibreOffice_project/340m1$Build-402</meta:generator>
    <meta:document-statistic meta:table-count="0" meta:image-count="0" meta:object-count="0" meta:page-count="34" meta:paragraph-count="441" meta:word-count="7343" meta:character-count="46092" meta:non-whitespace-character-count="39708"/>
  </office:meta>
</office:document-meta>
</file>